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0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8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4.3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5.0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0.691cm"/>
    </style:style>
    <style:style style:name="gr8" style:family="graphic" style:parent-style-name="standard">
      <style:graphic-properties draw:stroke="none" draw:fill="none" draw:fill-color="#ffffff" fo:min-height="0.391cm"/>
    </style:style>
    <style:style style:name="gr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41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1.068cm"/>
    </style:style>
    <style:style style:name="gr1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1.059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5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01cm" fo:min-width="16.259cm"/>
    </style:style>
    <style:style style:name="gr2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5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7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5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591cm"/>
    </style:style>
    <style:style style:name="gr3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9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7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3.824cm"/>
    </style:style>
    <style:style style:name="gr33" style:family="graphic" style:parent-style-name="objectwithoutfill">
      <style:graphic-properties svg:stroke-width="0.05cm" draw:marker-start-width="0.38cm" draw:marker-end-width="0.38cm" draw:fill="solid" draw:fill-color="#9999ff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298cm"/>
    </style:style>
    <style:style style:name="gr35" style:family="graphic" style:parent-style-name="objectwithoutfill">
      <style:graphic-properties draw:marker-end="Arrow" draw:fill="none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1cm" fo:min-width="3.791cm"/>
    </style:style>
    <style:style style:name="gr3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5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2.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3.7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619cm"/>
    </style:style>
    <style:style style:name="gr4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9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2cm"/>
    </style:style>
    <style:style style:name="gr43" style:family="graphic" style:parent-style-name="objectwithoutfill">
      <style:graphic-properties draw:stroke="solid" draw:stroke-dash="Ultrafine_20_Dashed"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2.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739cm"/>
    </style:style>
    <style:style style:name="gr4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3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86cm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false" draw:auto-grow-width="false" fo:min-height="0.5cm" fo:min-width="1.3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7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75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566cm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1cm" fo:min-width="3.0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591cm"/>
    </style:style>
    <style:style style:name="gr5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6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48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83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653cm"/>
    </style:style>
    <style:style style:name="gr6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5.048cm"/>
    </style:style>
    <style:style style:name="gr6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7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0.93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6.2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7.427cm"/>
    </style:style>
    <style:style style:name="gr6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71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6.80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5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0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0.347cm"/>
    </style:style>
    <style:style style:name="gr7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1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7.7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4cm" fo:min-width="17.49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1.961cm"/>
    </style:style>
    <style:style style:name="gr7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5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1cm" fo:min-width="17.24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cm" fo:min-width="17.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4.81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5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1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9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4" style:family="graphic" style:parent-style-name="standard">
      <style:graphic-properties draw:stroke="dash" draw:stroke-dash="Ultrafine_20_Dashed" draw:marker-start="Arrow" draw:marker-end-width="0.3cm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86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1cm" fo:min-width="15.65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7cm" fo:min-width="15.5cm"/>
    </style:style>
    <style:style style:name="gr9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012cm"/>
    </style:style>
    <style:style style:name="gr99" style:family="graphic" style:parent-style-name="objectwithoutfill">
      <style:graphic-properties svg:stroke-width="0.05cm" draw:marker-start-width="0.38cm" draw:marker-end-width="0.38cm" draw:fill="none" draw:fill-color="#ccffff" draw:textarea-horizontal-align="center" draw:textarea-vertical-align="middle" fo:padding-top="0.025cm" fo:padding-bottom="0.025cm" fo:padding-left="0.025cm" fo:padding-right="0.02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5.247cm"/>
    </style:style>
    <style:style style:name="gr10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1.31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5.657cm"/>
    </style:style>
    <style:style style:name="gr10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6.52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1cm" fo:min-width="15.65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75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2pt" style:text-underline-style="solid" style:text-underline-width="auto" style:text-underline-color="font-color"/>
    </style:style>
    <style:style style:name="P5" style:family="paragraph">
      <style:paragraph-properties fo:margin-left="0cm" fo:margin-right="0cm" fo:text-indent="0cm"/>
      <style:text-properties fo:font-size="16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text-align="center"/>
      <style:text-properties fo:font-size="9pt"/>
    </style:style>
    <style:style style:name="P12" style:family="paragraph">
      <style:text-properties fo:font-size="10pt" style:text-underline-style="solid" style:text-underline-width="auto" style:text-underline-color="font-color"/>
    </style:style>
    <style:style style:name="P13" style:family="paragraph">
      <style:paragraph-properties fo:margin-left="0cm" fo:margin-right="0cm" fo:text-align="center" fo:text-indent="0cm"/>
      <style:text-properties fo:font-size="8pt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margin-left="0cm" fo:margin-right="0cm" fo:text-indent="0cm"/>
      <style:text-properties fo:font-size="10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style:font-size-asian="24pt" style:font-size-complex="24pt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align="center" fo:text-indent="0cm"/>
      <style:text-properties fo:font-size="10pt"/>
    </style:style>
    <style:style style:name="P19" style:family="paragraph">
      <style:text-properties fo:font-size="10pt" fo:font-weight="bold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2pt" style:text-underline-style="solid" style:text-underline-width="auto" style:text-underline-color="font-color"/>
    </style:style>
    <style:style style:name="T4" style:family="text">
      <style:text-properties fo:font-size="16pt" fo:font-weight="bold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size="9pt"/>
    </style:style>
    <style:style style:name="T7" style:family="text">
      <style:text-properties fo:font-size="8pt"/>
    </style:style>
    <style:style style:name="T8" style:family="text">
      <style:text-properties fo:font-size="10pt" style:text-underline-style="solid" style:text-underline-width="auto" style:text-underline-color="font-color" fo:font-weight="normal"/>
    </style:style>
    <style:style style:name="T9" style:family="text">
      <style:text-properties fo:font-size="10pt" style:text-underline-style="none" fo:font-weight="normal"/>
    </style:style>
    <style:style style:name="T10" style:family="text">
      <style:text-properties fo:font-size="10pt" style:font-size-asian="24pt" style:font-size-complex="24pt"/>
    </style:style>
    <style:style style:name="T11" style:family="text">
      <style:text-properties fo:font-size="10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7.076cm" svg:height="1.033cm" svg:x="7.033cm" svg:y="8.247cm">
          <draw:text-box>
            <text:p text:style-name="P1">CANOpen Memento</text:p>
          </draw:text-box>
        </draw:frame>
        <draw:frame draw:style-name="gr2" draw:text-style-name="P2" draw:layer="layout" svg:width="5.374cm" svg:height="0.53cm" svg:x="13.369cm" svg:y="9.895cm">
          <draw:text-box>
            <text:p text:style-name="P1"><text:span text:style-name="T1">Francis Dupin, <text:s/>November 2005</text:span></text:p>
          </draw:text-box>
        </draw:frame>
        <draw:frame draw:style-name="gr3" draw:text-style-name="P3" draw:layer="layout" svg:width="14.369cm" svg:height="1.351cm" svg:x="3.635cm" svg:y="14.135cm">
          <draw:text-box>
            <text:p text:style-name="P1"><text:span text:style-name="T2">I have put on this document some of the tips to test a node or to configure a CANOpen network.</text:span></text:p>
            <text:p text:style-name="P1"><text:span text:style-name="T2">If you do not know how works CANOpen, this document will not help you at all.</text:span></text:p>
            <text:p text:style-name="P1"><text:span text:style-name="T2">Feel free to redistribute this paper ... and to report the errors and missings to francis.dupin@inrets.fr</text:span></text:p>
          </draw:text-box>
        </draw:frame>
        <draw:frame draw:style-name="gr4" draw:text-style-name="P3" draw:layer="layout" svg:width="1.649cm" svg:height="0.451cm" svg:x="9.525cm" svg:y="11.635cm">
          <draw:text-box>
            <text:p text:style-name="P1"><text:span text:style-name="T2">Version 1.2</text:span></text:p>
          </draw:text-box>
        </draw:frame>
        <draw:frame draw:style-name="gr5" draw:text-style-name="P3" draw:layer="controls" svg:width="0.002cm" svg:height="1.033cm" svg:x="2.635cm" svg:y="1.635cm">
          <draw:text-box>
            <text:p text:style-name="P1"/>
          </draw:text-box>
        </draw:frame>
        <draw:frame draw:style-name="gr6" draw:text-style-name="P4" draw:layer="layout" svg:width="15.533cm" svg:height="0.941cm" svg:x="2.635cm" svg:y="1.135cm">
          <draw:text-box>
            <text:p text:style-name="P1"><text:span text:style-name="T3">LIVIC – Laboratoire de recherche sur les Intéractions Véhicule - Infrastructure - Conducteur</text:span></text:p>
          </draw:text-box>
        </draw:frame>
        <draw:frame draw:style-name="gr7" draw:text-style-name="P3" draw:layer="layout" svg:width="10.691cm" svg:height="1.351cm" svg:x="2.635cm" svg:y="2.05cm">
          <draw:text-box>
            <text:p text:style-name="P1"><text:span text:style-name="T2">INRETS – Institut National de Recherche sur les Transports et leur Sécurité</text:span><text:span text:style-name="T2"><text:line-break/></text:span><text:span text:style-name="T2">LCPC – Laboratoire Central des Ponts et Chaussées</text:span><text:span text:style-name="T2"><text:line-break/></text:span><text:span text:style-name="T2">Ministères Recherche &amp; Transport</text:span></text:p>
          </draw:text-box>
        </draw:frame>
        <draw:frame draw:style-name="gr8" draw:text-style-name="P1" draw:layer="layout" svg:width="0.447cm" svg:height="0.391cm" svg:x="13.391cm" svg:y="41.826cm">
          <draw:text-box>
            <text:p text:style-name="P1"><text:span text:style-name="T2">1.0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9" draw:text-style-name="P5" draw:layer="layout" svg:width="4.417cm" svg:height="0.769cm" svg:x="3.087cm" svg:y="1.096cm">
          <draw:text-box>
            <text:p text:style-name="P1"><text:span text:style-name="T4">The CAN message</text:span></text:p>
          </draw:text-box>
        </draw:frame>
        <draw:rect draw:style-name="gr10" draw:text-style-name="P7" draw:layer="layout" svg:width="1.5cm" svg:height="1cm" svg:x="5.135cm" svg:y="2.535cm">
          <text:p text:style-name="P6"><text:span text:style-name="T1">id</text:span></text:p>
        </draw:rect>
        <draw:rect draw:style-name="gr10" draw:text-style-name="P7" draw:layer="layout" svg:width="1cm" svg:height="1cm" svg:x="7.137cm" svg:y="2.535cm">
          <text:p text:style-name="P6"><text:span text:style-name="T1">do</text:span></text:p>
        </draw:rect>
        <draw:rect draw:style-name="gr10" draw:text-style-name="P7" draw:layer="layout" svg:width="1cm" svg:height="1cm" svg:x="8.137cm" svg:y="2.535cm">
          <text:p text:style-name="P6"><text:span text:style-name="T1">d1</text:span></text:p>
        </draw:rect>
        <draw:rect draw:style-name="gr11" draw:text-style-name="P8" draw:layer="layout" svg:width="0.5cm" svg:height="1cm" svg:x="6.635cm" svg:y="2.535cm">
          <text:p text:style-name="P6"><text:span text:style-name="T1">rtr</text:span></text:p>
        </draw:rect>
        <draw:rect draw:style-name="gr10" draw:text-style-name="P7" draw:layer="layout" svg:width="1cm" svg:height="1cm" svg:x="10.937cm" svg:y="2.535cm">
          <text:p text:style-name="P6"><text:span text:style-name="T1">d7</text:span></text:p>
        </draw:rect>
        <draw:frame draw:style-name="gr12" draw:text-style-name="P2" draw:layer="layout" svg:width="0.637cm" svg:height="0.53cm" svg:x="9.635cm" svg:y="2.735cm">
          <draw:text-box>
            <text:p text:style-name="P1"><text:span text:style-name="T1">......</text:span></text:p>
          </draw:text-box>
        </draw:frame>
        <draw:frame draw:style-name="gr13" draw:text-style-name="P3" draw:layer="layout" svg:width="11.068cm" svg:height="2.117cm" svg:x="2.122cm" svg:y="4.913cm">
          <draw:text-box>
            <text:p text:style-name="P1"><text:span text:style-name="T2">Id : the CAN identifiant of the message. Usually on 11 bits.</text:span></text:p>
            <text:p text:style-name="P1"><text:span text:style-name="T2">rtr : 0 : normal message</text:span></text:p>
            <text:p text:style-name="P1"><text:span text:style-name="T2"><text:s text:c="7"/></text:span><text:span text:style-name="T2">1 : Remote Transmit Request message. Cannot contain data</text:span></text:p>
            <text:p text:style-name="P1"><text:span text:style-name="T2">dn : data byte. A normal message can contain 0 to 8 bytes of data</text:span></text:p>
            <text:p text:style-name="P1"><text:span text:style-name="T2"/></text:p>
          </draw:text-box>
        </draw:frame>
        <draw:frame draw:style-name="gr14" draw:text-style-name="P5" draw:layer="layout" svg:width="7.711cm" svg:height="0.769cm" svg:x="3.088cm" svg:y="10.396cm">
          <draw:text-box>
            <text:p text:style-name="P1"><text:span text:style-name="T4">The CAN message in CANOpen</text:span></text:p>
          </draw:text-box>
        </draw:frame>
        <draw:rect draw:style-name="gr10" draw:text-style-name="P7" draw:layer="layout" svg:width="1.5cm" svg:height="1cm" svg:x="5.136cm" svg:y="11.835cm">
          <text:p text:style-name="P6"><text:span text:style-name="T1">cobId</text:span></text:p>
        </draw:rect>
        <draw:rect draw:style-name="gr10" draw:text-style-name="P7" draw:layer="layout" svg:width="1cm" svg:height="1cm" svg:x="7.138cm" svg:y="11.835cm">
          <text:p text:style-name="P6"><text:span text:style-name="T1">do</text:span></text:p>
        </draw:rect>
        <draw:rect draw:style-name="gr10" draw:text-style-name="P7" draw:layer="layout" svg:width="1cm" svg:height="1cm" svg:x="8.138cm" svg:y="11.835cm">
          <text:p text:style-name="P6"><text:span text:style-name="T1">d1</text:span></text:p>
        </draw:rect>
        <draw:rect draw:style-name="gr11" draw:text-style-name="P8" draw:layer="layout" svg:width="0.5cm" svg:height="1cm" svg:x="6.636cm" svg:y="11.835cm">
          <text:p text:style-name="P6"><text:span text:style-name="T1">rtr</text:span></text:p>
        </draw:rect>
        <draw:rect draw:style-name="gr10" draw:text-style-name="P7" draw:layer="layout" svg:width="1cm" svg:height="1cm" svg:x="10.938cm" svg:y="11.835cm">
          <text:p text:style-name="P6"><text:span text:style-name="T1">d7</text:span></text:p>
        </draw:rect>
        <draw:frame draw:style-name="gr12" draw:text-style-name="P2" draw:layer="layout" svg:width="0.637cm" svg:height="0.53cm" svg:x="9.636cm" svg:y="12.035cm">
          <draw:text-box>
            <text:p text:style-name="P1"><text:span text:style-name="T1">......</text:span></text:p>
          </draw:text-box>
        </draw:frame>
        <draw:frame draw:style-name="gr15" draw:text-style-name="P2" draw:layer="layout" svg:width="11.75cm" svg:height="1.411cm" svg:x="1.636cm" svg:y="25.035cm">
          <draw:text-box>
            <text:p text:style-name="P1"><text:span text:style-name="T3">Note</text:span><text:span text:style-name="T1"> : In this document, </text:span></text:p>
            <text:p text:style-name="P1"><text:span text:style-name="T1">- All the numbers are in hexadecimal notation.</text:span></text:p>
            <text:p text:style-name="P1"><text:span text:style-name="T1">- If not specified, the CAN messages are « normals » (rtr = 0)</text:span></text:p>
          </draw:text-box>
        </draw:frame>
        <draw:frame draw:style-name="gr16" draw:text-style-name="P3" draw:layer="layout" svg:width="11.059cm" svg:height="1.059cm" svg:x="3.135cm" svg:y="13.823cm">
          <draw:text-box>
            <text:p text:style-name="P1"><text:span text:style-name="T2">The data are put in CAN frame in lsb first (ie little endian).</text:span></text:p>
            <text:p text:style-name="P1"><text:span text:style-name="T2">Example : the number 0x01020304 should be embeded like this :</text:span></text:p>
          </draw:text-box>
        </draw:frame>
        <draw:rect draw:style-name="gr10" draw:text-style-name="P7" draw:layer="layout" svg:width="1.5cm" svg:height="1cm" svg:x="5.136cm" svg:y="14.835cm">
          <text:p text:style-name="P6"><text:span text:style-name="T1">cobId</text:span></text:p>
        </draw:rect>
        <draw:rect draw:style-name="gr10" draw:text-style-name="P7" draw:layer="layout" svg:width="1cm" svg:height="1cm" svg:x="7.138cm" svg:y="14.835cm">
          <text:p text:style-name="P6"><text:span text:style-name="T1">04</text:span></text:p>
        </draw:rect>
        <draw:rect draw:style-name="gr10" draw:text-style-name="P7" draw:layer="layout" svg:width="1cm" svg:height="1cm" svg:x="8.138cm" svg:y="14.835cm">
          <text:p text:style-name="P6"><text:span text:style-name="T1">03</text:span></text:p>
        </draw:rect>
        <draw:rect draw:style-name="gr11" draw:text-style-name="P8" draw:layer="layout" svg:width="0.5cm" svg:height="1cm" svg:x="6.636cm" svg:y="14.835cm">
          <text:p text:style-name="P6"><text:span text:style-name="T1">rtr</text:span></text:p>
        </draw:rect>
        <draw:rect draw:style-name="gr10" draw:text-style-name="P7" draw:layer="layout" svg:width="1cm" svg:height="1cm" svg:x="9.138cm" svg:y="14.835cm">
          <text:p text:style-name="P6"><text:span text:style-name="T1">02</text:span></text:p>
        </draw:rect>
        <draw:rect draw:style-name="gr10" draw:text-style-name="P7" draw:layer="layout" svg:width="1cm" svg:height="1cm" svg:x="10.138cm" svg:y="14.835cm">
          <text:p text:style-name="P6"><text:span text:style-name="T1">01</text:span></text:p>
        </draw:rect>
        <draw:rect draw:style-name="gr17" draw:text-style-name="P9" draw:layer="layout" svg:width="5cm" svg:height="0.5cm" svg:x="3.835cm" svg:y="17.335cm">
          <text:p text:style-name="P1"/>
        </draw:rect>
        <draw:rect draw:style-name="gr10" draw:text-style-name="P9" draw:layer="layout" svg:width="1.5cm" svg:height="0.5cm" svg:x="3.835cm" svg:y="17.335cm">
          <text:p text:style-name="P6"><text:span text:style-name="T2">Fct code</text:span></text:p>
        </draw:rect>
        <draw:line draw:style-name="gr18" draw:text-style-name="P9" draw:layer="layout" svg:x1="5.835cm" svg:y1="16.035cm" svg:x2="5.835cm" svg:y2="17.035cm">
          <text:p text:style-name="P1"/>
        </draw:line>
        <draw:frame draw:style-name="gr19" draw:text-style-name="P3" draw:layer="layout" svg:width="3.592cm" svg:height="0.451cm" svg:x="4.135cm" svg:y="18.035cm">
          <draw:text-box>
            <text:p text:style-name="P1"><text:span text:style-name="T2">4 bits <text:s text:c="22"/>7 bits</text:span></text:p>
          </draw:text-box>
        </draw:frame>
        <draw:frame draw:style-name="gr20" draw:text-style-name="P10" draw:layer="layout" svg:width="16.259cm" svg:height="4.501cm" svg:x="3.876cm" svg:y="19.134cm">
          <draw:text-box>
            <text:p text:style-name="P1"><text:span text:style-name="T2">Fct Code (binary) : EMCY <text:s text:c="2"/>: <text:s/>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PDO <text:s text:c="5"/>: <text:s/></text:span><text:span text:style-name="T2"><text:tab/></text:span><text:span text:style-name="T2"><text:tab/></text:span><text:span text:style-name="T2">0011, 0100, 0101, 0110, 0111, 1000, 1001, 1010</text:span></text:p>
            <text:p text:style-name="P1"><text:span text:style-name="T2"><text:s text:c="32"/></text:span><text:span text:style-name="T2">SDOrx <text:s text:c="2"/>: </text:span><text:span text:style-name="T2"><text:tab/></text:span><text:span text:style-name="T2"><text:tab/></text:span><text:span text:style-name="T2">1011</text:span></text:p>
            <text:p text:style-name="P1"><text:span text:style-name="T2"><text:s text:c="32"/></text:span><text:span text:style-name="T2">SDOtx <text:s text:c="2"/>: </text:span><text:span text:style-name="T2"><text:tab/></text:span><text:span text:style-name="T2"><text:tab/></text:span><text:span text:style-name="T2">1100</text:span></text:p>
            <text:p text:style-name="P1"><text:span text:style-name="T2"><text:s text:c="32"/></text:span><text:span text:style-name="T2">NMT error control <text:s text:c="2"/>:</text:span><text:span text:style-name="T2"><text:tab/></text:span><text:span text:style-name="T2">1110</text:span></text:p>
            <text:p text:style-name="P1"><text:span text:style-name="T2"><text:s text:c="32"/></text:span><text:span text:style-name="T2">NMT <text:s text:c="4"/>: <text:s/></text:span><text:span text:style-name="T2"><text:tab/></text:span><text:span text:style-name="T2"><text:tab/></text:span><text:span text:style-name="T2">0000</text:span></text:p>
            <text:p text:style-name="P1"><text:span text:style-name="T2"><text:s text:c="32"/></text:span><text:span text:style-name="T2">SYNC <text:s text:c="2"/>: 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TIME STAMP :</text:span><text:span text:style-name="T2"><text:tab/></text:span><text:span text:style-name="T2"> <text:s text:c="14"/>0010</text:span></text:p>
            <text:p text:style-name="P1"><text:span text:style-name="T2"><text:s text:c="46"/></text:span><text:span text:style-name="T2"><text:tab/></text:span><text:span text:style-name="T2"><text:tab/>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21" draw:text-style-name="P5" draw:layer="layout" svg:width="3.465cm" svg:height="0.769cm" svg:x="3.087cm" svg:y="0.896cm">
          <draw:text-box>
            <text:p text:style-name="P1"><text:span text:style-name="T4">NMT protocol</text:span></text:p>
          </draw:text-box>
        </draw:frame>
        <draw:frame draw:style-name="gr22" draw:text-style-name="P3" draw:layer="layout" svg:width="5.832cm" svg:height="0.53cm" svg:x="1.404cm" svg:y="3.247cm">
          <draw:text-box>
            <text:p text:style-name="P1"><text:span text:style-name="T2">To put a node in </text:span><text:span text:style-name="T5">operational</text:span><text:span text:style-name="T2"> mode</text:span></text:p>
          </draw:text-box>
        </draw:frame>
        <draw:rect draw:style-name="gr10" draw:text-style-name="P7" draw:layer="layout" svg:width="1.5cm" svg:height="1cm" svg:x="5.135cm" svg:y="4.035cm">
          <text:p text:style-name="P6"><text:span text:style-name="T1">000</text:span></text:p>
        </draw:rect>
        <draw:rect draw:style-name="gr10" draw:text-style-name="P7" draw:layer="layout" svg:width="1cm" svg:height="1cm" svg:x="7.135cm" svg:y="4.035cm">
          <text:p text:style-name="P6"><text:span text:style-name="T1">01</text:span></text:p>
        </draw:rect>
        <draw:rect draw:style-name="gr10" draw:text-style-name="P11" draw:layer="layout" svg:width="1cm" svg:height="1cm" svg:x="8.135cm" svg:y="4.035cm">
          <text:p text:style-name="P6"><text:span text:style-name="T6">nodeId</text:span></text:p>
        </draw:rect>
        <draw:frame draw:style-name="gr23" draw:text-style-name="P3" draw:layer="layout" svg:width="5.831cm" svg:height="0.53cm" svg:x="1.405cm" svg:y="6.047cm">
          <draw:text-box>
            <text:p text:style-name="P1"><text:span text:style-name="T2">To put a node in </text:span><text:span text:style-name="T5">stop</text:span><text:span text:style-name="T2"> mode</text:span></text:p>
          </draw:text-box>
        </draw:frame>
        <draw:rect draw:style-name="gr10" draw:text-style-name="P7" draw:layer="layout" svg:width="1.5cm" svg:height="1cm" svg:x="5.136cm" svg:y="6.835cm">
          <text:p text:style-name="P6"><text:span text:style-name="T1">000</text:span></text:p>
        </draw:rect>
        <draw:rect draw:style-name="gr10" draw:text-style-name="P7" draw:layer="layout" svg:width="1cm" svg:height="1cm" svg:x="7.136cm" svg:y="6.835cm">
          <text:p text:style-name="P6"><text:span text:style-name="T1">02</text:span></text:p>
        </draw:rect>
        <draw:rect draw:style-name="gr10" draw:text-style-name="P11" draw:layer="layout" svg:width="1cm" svg:height="1cm" svg:x="8.136cm" svg:y="6.835cm">
          <text:p text:style-name="P6"><text:span text:style-name="T6">nodeId</text:span></text:p>
        </draw:rect>
        <draw:frame draw:style-name="gr24" draw:text-style-name="P3" draw:layer="layout" svg:width="6.514cm" svg:height="0.53cm" svg:x="1.404cm" svg:y="8.847cm">
          <draw:text-box>
            <text:p text:style-name="P1"><text:span text:style-name="T2">To put a node in </text:span><text:span text:style-name="T5">pre-operational</text:span><text:span text:style-name="T2"> mode</text:span></text:p>
          </draw:text-box>
        </draw:frame>
        <draw:rect draw:style-name="gr10" draw:text-style-name="P7" draw:layer="layout" svg:width="1.5cm" svg:height="1cm" svg:x="5.135cm" svg:y="9.635cm">
          <text:p text:style-name="P6"><text:span text:style-name="T1">000</text:span></text:p>
        </draw:rect>
        <draw:rect draw:style-name="gr10" draw:text-style-name="P7" draw:layer="layout" svg:width="1cm" svg:height="1cm" svg:x="7.135cm" svg:y="9.635cm">
          <text:p text:style-name="P6"><text:span text:style-name="T1">80</text:span></text:p>
        </draw:rect>
        <draw:rect draw:style-name="gr10" draw:text-style-name="P11" draw:layer="layout" svg:width="1cm" svg:height="1cm" svg:x="8.135cm" svg:y="9.635cm">
          <text:p text:style-name="P6"><text:span text:style-name="T6">nodeId</text:span></text:p>
        </draw:rect>
        <draw:frame draw:style-name="gr25" draw:text-style-name="P3" draw:layer="layout" svg:width="6.755cm" svg:height="0.53cm" svg:x="1.405cm" svg:y="11.647cm">
          <draw:text-box>
            <text:p text:style-name="P1"><text:span text:style-name="T2">To put a node in </text:span><text:span text:style-name="T5">reset-application</text:span><text:span text:style-name="T2"> mode</text:span></text:p>
          </draw:text-box>
        </draw:frame>
        <draw:rect draw:style-name="gr10" draw:text-style-name="P7" draw:layer="layout" svg:width="1.5cm" svg:height="1cm" svg:x="5.136cm" svg:y="12.435cm">
          <text:p text:style-name="P6"><text:span text:style-name="T1">000</text:span></text:p>
        </draw:rect>
        <draw:rect draw:style-name="gr10" draw:text-style-name="P7" draw:layer="layout" svg:width="1cm" svg:height="1cm" svg:x="7.136cm" svg:y="12.435cm">
          <text:p text:style-name="P6"><text:span text:style-name="T1">81</text:span></text:p>
        </draw:rect>
        <draw:rect draw:style-name="gr10" draw:text-style-name="P11" draw:layer="layout" svg:width="1cm" svg:height="1cm" svg:x="8.136cm" svg:y="12.435cm">
          <text:p text:style-name="P6"><text:span text:style-name="T6">nodeId</text:span></text:p>
        </draw:rect>
        <draw:frame draw:style-name="gr26" draw:text-style-name="P3" draw:layer="layout" svg:width="7.513cm" svg:height="0.53cm" svg:x="1.406cm" svg:y="14.447cm">
          <draw:text-box>
            <text:p text:style-name="P1"><text:span text:style-name="T2">To put a node in </text:span><text:span text:style-name="T5">reset-communication</text:span><text:span text:style-name="T2"> mode</text:span></text:p>
          </draw:text-box>
        </draw:frame>
        <draw:rect draw:style-name="gr10" draw:text-style-name="P7" draw:layer="layout" svg:width="1.5cm" svg:height="1cm" svg:x="5.137cm" svg:y="15.235cm">
          <text:p text:style-name="P6"><text:span text:style-name="T1">000</text:span></text:p>
        </draw:rect>
        <draw:rect draw:style-name="gr10" draw:text-style-name="P7" draw:layer="layout" svg:width="1cm" svg:height="1cm" svg:x="7.137cm" svg:y="15.235cm">
          <text:p text:style-name="P6"><text:span text:style-name="T1">82</text:span></text:p>
        </draw:rect>
        <draw:rect draw:style-name="gr10" draw:text-style-name="P11" draw:layer="layout" svg:width="1cm" svg:height="1cm" svg:x="8.137cm" svg:y="15.235cm">
          <text:p text:style-name="P6"><text:span text:style-name="T6">nodeId</text:span></text:p>
        </draw:rect>
        <draw:frame draw:style-name="gr27" draw:text-style-name="P3" draw:layer="layout" svg:width="8.583cm" svg:height="0.53cm" svg:x="1.435cm" svg:y="18.535cm">
          <draw:text-box>
            <text:p text:style-name="P1"><text:span text:style-name="T2">Note : To command all the nodes, use nodeId = 00</text:span></text:p>
          </draw:text-box>
        </draw:frame>
        <draw:frame draw:style-name="gr28" draw:text-style-name="P12" draw:layer="layout" svg:width="1.678cm" svg:height="0.53cm" svg:x="1.435cm" svg:y="20.035cm">
          <draw:text-box>
            <text:p text:style-name="P1"><text:span text:style-name="T5">Examples</text:span></text:p>
          </draw:text-box>
        </draw:frame>
        <draw:frame draw:style-name="gr29" draw:text-style-name="P3" draw:layer="layout" svg:width="9.591cm" svg:height="1.059cm" svg:x="1.635cm" svg:y="20.635cm">
          <draw:text-box>
            <text:p text:style-name="P1"><text:span text:style-name="T2">To put the node 0x6 in operational mode : <text:s text:c="6"/>000 01 06</text:span></text:p>
            <text:p text:style-name="P1"><text:span text:style-name="T2">To put all the nodes in pre-operational mode : 000 80 00</text:span></text:p>
          </draw:text-box>
        </draw:frame>
        <draw:rect draw:style-name="gr11" draw:text-style-name="P13" draw:layer="layout" svg:width="0.5cm" svg:height="1cm" svg:x="6.635cm" svg:y="4.035cm">
          <text:p text:style-name="P6"><text:span text:style-name="T7">0</text:span></text:p>
        </draw:rect>
        <draw:rect draw:style-name="gr11" draw:text-style-name="P13" draw:layer="layout" svg:width="0.5cm" svg:height="1cm" svg:x="6.635cm" svg:y="6.835cm">
          <text:p text:style-name="P6"><text:span text:style-name="T7">0</text:span></text:p>
        </draw:rect>
        <draw:rect draw:style-name="gr11" draw:text-style-name="P8" draw:layer="layout" svg:width="0.5cm" svg:height="1cm" svg:x="6.635cm" svg:y="9.635cm">
          <text:p text:style-name="P6"><text:span text:style-name="T7">0</text:span></text:p>
        </draw:rect>
        <draw:rect draw:style-name="gr11" draw:text-style-name="P8" draw:layer="layout" svg:width="0.5cm" svg:height="1cm" svg:x="6.635cm" svg:y="12.435cm">
          <text:p text:style-name="P6"><text:span text:style-name="T7">0</text:span></text:p>
        </draw:rect>
        <draw:rect draw:style-name="gr11" draw:text-style-name="P8" draw:layer="layout" svg:width="0.5cm" svg:height="1cm" svg:x="6.635cm" svg:y="15.235cm">
          <text:p text:style-name="P6"><text:span text:style-name="T7">0</text:span></text:p>
        </draw:rect>
      </draw:page>
      <draw:page draw:name="page4" draw:style-name="dp1" draw:master-page-name="Standard">
        <draw:frame draw:style-name="gr30" draw:text-style-name="P5" draw:layer="layout" svg:width="4.989cm" svg:height="0.769cm" svg:x="3.087cm" svg:y="0.896cm">
          <draw:text-box>
            <text:p text:style-name="P1"><text:span text:style-name="T4">Node guard protocol</text:span></text:p>
          </draw:text-box>
        </draw:frame>
        <draw:frame draw:style-name="gr31" draw:text-style-name="P3" draw:layer="layout" svg:width="7.707cm" svg:height="0.53cm" svg:x="1.404cm" svg:y="2.647cm">
          <draw:text-box>
            <text:p text:style-name="P1"><text:span text:style-name="T2">To ask for a node its state, the master sends : </text:span></text:p>
          </draw:text-box>
        </draw:frame>
        <draw:rect draw:style-name="gr10" draw:text-style-name="P9" draw:layer="layout" svg:width="1.5cm" svg:height="1cm" svg:x="5.135cm" svg:y="3.535cm">
          <text:p text:style-name="P6"><text:span text:style-name="T2">700 + </text:span><text:span text:style-name="T2"><text:line-break/></text:span><text:span text:style-name="T2">nodeID</text:span></text:p>
        </draw:rect>
        <draw:frame draw:style-name="gr23" draw:text-style-name="P3" draw:layer="layout" svg:width="5.831cm" svg:height="0.53cm" svg:x="1.405cm" svg:y="5.447cm">
          <draw:text-box>
            <text:p text:style-name="P1"><text:span text:style-name="T2">The node responds :</text:span></text:p>
          </draw:text-box>
        </draw:frame>
        <draw:rect draw:style-name="gr17" draw:text-style-name="P7" draw:layer="layout" svg:width="1cm" svg:height="1cm" svg:x="7.136cm" svg:y="6.135cm">
          <text:p text:style-name="P1"/>
        </draw:rect>
        <draw:frame draw:style-name="gr28" draw:text-style-name="P12" draw:layer="layout" svg:width="1.678cm" svg:height="0.53cm" svg:x="1.435cm" svg:y="10.435cm">
          <draw:text-box>
            <text:p text:style-name="P1"><text:span text:style-name="T5">Examples</text:span></text:p>
          </draw:text-box>
        </draw:frame>
        <draw:frame draw:style-name="gr32" draw:text-style-name="P3" draw:layer="layout" svg:width="13.824cm" svg:height="2.117cm" svg:x="1.735cm" svg:y="11.135cm">
          <draw:text-box>
            <text:p text:style-name="P1"><text:span text:style-name="T2">To ask for the node 5 its state, the master sends a CAN request (rtr = 1) <text:s/>: 705 </text:span></text:p>
            <text:p text:style-name="P1"><text:span text:style-name="T2">The node 5 which is in stopped mode responds : 705 <text:s/>05</text:span></text:p>
            <text:p text:style-name="P1"><text:span text:style-name="T2">The master sends a NMT to put the node in pre-operational mode : 000 80 05</text:span></text:p>
            <text:p text:style-name="P1"><text:span text:style-name="T2">The master sends a new CAN request : 705</text:span></text:p>
            <text:p text:style-name="P1"><text:span text:style-name="T2">The node 5 which is now in pre-operational mode responds : 705 <text:s/>FF because the toggle = 1</text:span></text:p>
          </draw:text-box>
        </draw:frame>
        <draw:rect draw:style-name="gr33" draw:text-style-name="P13" draw:layer="layout" svg:width="0.5cm" svg:height="1cm" svg:x="6.635cm" svg:y="3.535cm">
          <text:p text:style-name="P6"><text:span text:style-name="T7">1</text:span></text:p>
        </draw:rect>
        <draw:rect draw:style-name="gr11" draw:text-style-name="P13" draw:layer="layout" svg:width="0.5cm" svg:height="1cm" svg:x="6.635cm" svg:y="6.135cm">
          <text:p text:style-name="P6"><text:span text:style-name="T7">0</text:span></text:p>
        </draw:rect>
        <draw:rect draw:style-name="gr10" draw:text-style-name="P9" draw:layer="layout" svg:width="1.5cm" svg:height="1cm" svg:x="5.135cm" svg:y="6.1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7.635cm">
          <text:p text:style-name="P6"><text:span text:style-name="T2">t</text:span></text:p>
        </draw:rect>
        <draw:rect draw:style-name="gr10" draw:text-style-name="P9" draw:layer="layout" svg:width="3.5cm" svg:height="0.5cm" svg:x="9.535cm" svg:y="7.6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7.6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1cm" svg:height="0.5cm" svg:x="7.635cm" svg:y="7.335cm" svg:viewBox="0 0 1001 501" draw:points="0,0 0,500 1000,500">
          <text:p text:style-name="P1"/>
        </draw:polyline>
        <draw:frame draw:style-name="gr36" draw:text-style-name="P3" draw:layer="layout" svg:width="3.791cm" svg:height="1.801cm" svg:x="9.985cm" svg:y="8.335cm">
          <draw:text-box>
            <text:p text:style-name="P1"><text:span text:style-name="T2">t : toggle 0,1,0,1....</text:span></text:p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37" draw:text-style-name="P5" draw:layer="layout" svg:width="4.591cm" svg:height="0.769cm" svg:x="3.087cm" svg:y="15.896cm">
          <draw:text-box>
            <text:p text:style-name="P1"><text:span text:style-name="T4">Heartbeat protocol</text:span></text:p>
          </draw:text-box>
        </draw:frame>
        <draw:frame draw:style-name="gr38" draw:text-style-name="P3" draw:layer="layout" svg:width="12.71cm" svg:height="0.53cm" svg:x="1.405cm" svg:y="17.147cm">
          <draw:text-box>
            <text:p text:style-name="P1"><text:span text:style-name="T2">The node transmit cyclically its state, without the need of a request frame :</text:span></text:p>
          </draw:text-box>
        </draw:frame>
        <draw:rect draw:style-name="gr17" draw:text-style-name="P7" draw:layer="layout" svg:width="1cm" svg:height="1cm" svg:x="7.136cm" svg:y="18.035cm">
          <text:p text:style-name="P1"/>
        </draw:rect>
        <draw:rect draw:style-name="gr11" draw:text-style-name="P13" draw:layer="layout" svg:width="0.5cm" svg:height="1cm" svg:x="6.635cm" svg:y="18.035cm">
          <text:p text:style-name="P6"><text:span text:style-name="T7">0</text:span></text:p>
        </draw:rect>
        <draw:rect draw:style-name="gr10" draw:text-style-name="P9" draw:layer="layout" svg:width="1.5cm" svg:height="1cm" svg:x="5.135cm" svg:y="18.0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19.535cm">
          <text:p text:style-name="P6"><text:span text:style-name="T2">0</text:span></text:p>
        </draw:rect>
        <draw:rect draw:style-name="gr10" draw:text-style-name="P9" draw:layer="layout" svg:width="3.5cm" svg:height="0.5cm" svg:x="9.535cm" svg:y="19.5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19.5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1cm" svg:height="0.5cm" svg:x="7.635cm" svg:y="19.235cm" svg:viewBox="0 0 1001 501" draw:points="0,0 0,500 1000,500">
          <text:p text:style-name="P1"/>
        </draw:polyline>
        <draw:frame draw:style-name="gr39" draw:text-style-name="P3" draw:layer="layout" svg:width="3.791cm" svg:height="1.351cm" svg:x="9.985cm" svg:y="20.235cm">
          <draw:text-box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28" draw:text-style-name="P12" draw:layer="layout" svg:width="1.678cm" svg:height="0.53cm" svg:x="1.435cm" svg:y="21.636cm">
          <draw:text-box>
            <text:p text:style-name="P1"><text:span text:style-name="T5">Examples</text:span></text:p>
          </draw:text-box>
        </draw:frame>
        <draw:frame draw:style-name="gr40" draw:text-style-name="P3" draw:layer="layout" svg:width="10.619cm" svg:height="1.059cm" svg:x="2.135cm" svg:y="22.235cm">
          <draw:text-box>
            <text:p text:style-name="P1"><text:span text:style-name="T2">The node 5, in pre-operational mode sends cyclically : 705 <text:s/>7F</text:span></text:p>
            <text:p text:style-name="P1"><text:span text:style-name="T2">Beware : There is no toggle bit.</text:span></text:p>
          </draw:text-box>
        </draw:frame>
        <draw:frame draw:style-name="gr41" draw:text-style-name="P5" draw:layer="layout" svg:width="3.918cm" svg:height="0.769cm" svg:x="3.087cm" svg:y="23.997cm">
          <draw:text-box>
            <text:p text:style-name="P1"><text:span text:style-name="T4">Bootup protocol</text:span></text:p>
          </draw:text-box>
        </draw:frame>
        <draw:frame draw:style-name="gr42" draw:text-style-name="P3" draw:layer="layout" svg:width="14.62cm" svg:height="0.53cm" svg:x="1.405cm" svg:y="25.448cm">
          <draw:text-box>
            <text:p text:style-name="P1"><text:span text:style-name="T2">When a node enters in pre-operational mode after being in initializing mode, it sends :</text:span></text:p>
          </draw:text-box>
        </draw:frame>
        <draw:rect draw:style-name="gr10" draw:text-style-name="P9" draw:layer="layout" svg:width="1cm" svg:height="1cm" svg:x="7.136cm" svg:y="26.236cm">
          <text:p text:style-name="P6"><text:span text:style-name="T2">00</text:span></text:p>
        </draw:rect>
        <draw:rect draw:style-name="gr43" draw:text-style-name="P13" draw:layer="layout" svg:width="0.5cm" svg:height="1cm" svg:x="6.635cm" svg:y="26.236cm">
          <text:p text:style-name="P6"><text:span text:style-name="T7">0</text:span></text:p>
        </draw:rect>
        <draw:rect draw:style-name="gr10" draw:text-style-name="P9" draw:layer="layout" svg:width="1.5cm" svg:height="1cm" svg:x="5.135cm" svg:y="26.236cm">
          <text:p text:style-name="P6"><text:span text:style-name="T2">700 + </text:span><text:span text:style-name="T2"><text:line-break/></text:span><text:span text:style-name="T2">nodeID</text:span></text:p>
        </draw:rect>
      </draw:page>
      <draw:page draw:name="page5" draw:style-name="dp1" draw:master-page-name="Standard">
        <draw:frame draw:style-name="gr44" draw:text-style-name="P5" draw:layer="layout" svg:width="3.308cm" svg:height="0.769cm" svg:x="3.087cm" svg:y="0.996cm">
          <draw:text-box>
            <text:p text:style-name="P1"><text:span text:style-name="T4">SDO protocol</text:span></text:p>
          </draw:text-box>
        </draw:frame>
        <draw:frame draw:style-name="gr45" draw:text-style-name="P3" draw:layer="layout" svg:width="12.74cm" svg:height="4.233cm" svg:x="1.404cm" svg:y="2.047cm">
          <draw:text-box>
            <text:p text:style-name="P1"><text:span text:style-name="T2">SDO are used to read or write to the object dictionary of a node.</text:span></text:p>
            <text:p text:style-name="P1"><text:span text:style-name="T2">The node which request a read or a write is the </text:span><text:span text:style-name="T5">client</text:span><text:span text:style-name="T2"> node.</text:span></text:p>
            <text:p text:style-name="P1"><text:span text:style-name="T2">The node in which the data is read or written is the </text:span><text:span text:style-name="T5">server</text:span><text:span text:style-name="T2"> node.</text:span></text:p>
            <text:p text:style-name="P1"><text:span text:style-name="T2">Read = </text:span><text:span text:style-name="T5">upload</text:span><text:span text:style-name="T2"> protocol</text:span></text:p>
            <text:p text:style-name="P1"><text:span text:style-name="T2">Write = </text:span><text:span text:style-name="T5">download</text:span><text:span text:style-name="T2"> protocol</text:span></text:p>
            <text:p text:style-name="P1"><text:span text:style-name="T2">To read or write a data of 4 bytes or less, the simplest way is to use the </text:span></text:p>
            <text:p text:style-name="P1"><text:span text:style-name="T8">SDO upload/download expedited protocol.</text:span></text:p>
            <text:p text:style-name="P1"><text:span text:style-name="T9">All the SDO have the same CAN frame length : 8 bytes of data and rtr = 0.</text:span></text:p>
          </draw:text-box>
        </draw:frame>
        <draw:rect draw:style-name="gr10" draw:text-style-name="P9" draw:layer="layout" svg:width="1cm" svg:height="1cm" svg:x="8.436cm" svg:y="9.235cm">
          <text:p text:style-name="P6"><text:span text:style-name="T2">2F</text:span></text:p>
        </draw:rect>
        <draw:frame draw:style-name="gr46" draw:text-style-name="P15" draw:layer="layout" svg:width="18.739cm" svg:height="4.762cm" svg:x="1.735cm" svg:y="22.935cm">
          <draw:text-box>
            <text:p text:style-name="P1"><text:span text:style-name="T10">To write the 1 byte data : 0xFD in the object dictionary of node 5, at index 0x1400, subindex 2, sends :</text:span></text:p>
            <text:p text:style-name="P1"><text:span text:style-name="T10"><text:s text:c="4"/></text:span><text:span text:style-name="T10">605 <text:s/>2F 00 14 02 FD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0 14 02 00 00 00 00</text:span></text:p>
            <text:p text:style-name="P1"><text:span text:style-name="T10"/></text:p>
            <text:p text:style-name="P1"><text:span text:style-name="T10">To write the 4 bytes data : 0x60120208 in the object dictionary of node 5, at index 0x1603, subindex 1, sends :</text:span></text:p>
            <text:p text:style-name="P1"><text:span text:style-name="T10"><text:s text:c="4"/></text:span><text:span text:style-name="T10">605 <text:s/>23 03 16 01 08 02 12 6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3 16 01 00 00 00 00</text:span></text:p>
          </draw:text-box>
        </draw:frame>
        <draw:rect draw:style-name="gr11" draw:text-style-name="P13" draw:layer="layout" svg:width="0.5cm" svg:height="1cm" svg:x="7.935cm" svg:y="9.235cm">
          <text:p text:style-name="P6"><text:span text:style-name="T7">0</text:span></text:p>
        </draw:rect>
        <draw:rect draw:style-name="gr10" draw:text-style-name="P11" draw:layer="layout" svg:width="1.5cm" svg:height="1cm" svg:x="6.435cm" svg:y="9.2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28" draw:text-style-name="P16" draw:layer="layout" svg:width="1.678cm" svg:height="0.53cm" svg:x="1.435cm" svg:y="22.336cm">
          <draw:text-box>
            <text:p text:style-name="P1"><text:span text:style-name="T11">Examples</text:span></text:p>
          </draw:text-box>
        </draw:frame>
        <draw:frame draw:style-name="gr47" draw:text-style-name="P5" draw:layer="layout" svg:width="8.354cm" svg:height="0.769cm" svg:x="3.087cm" svg:y="6.496cm">
          <draw:text-box>
            <text:p text:style-name="P1"><text:span text:style-name="T4">SDO Download expedited protocol</text:span></text:p>
          </draw:text-box>
        </draw:frame>
        <draw:frame draw:style-name="gr48" draw:text-style-name="P3" draw:layer="layout" svg:width="14.633cm" svg:height="0.53cm" svg:x="1.635cm" svg:y="7.91cm">
          <draw:text-box>
            <text:p text:style-name="P1"><text:span text:style-name="T2">To </text:span><text:span text:style-name="T5">write</text:span><text:span text:style-name="T2"> the data 0xd0d1... in the server node object dictionary, the client node sends :</text:span></text:p>
          </draw:text-box>
        </draw:frame>
        <draw:frame draw:style-name="gr49" draw:text-style-name="P15" draw:layer="layout" svg:width="3.486cm" svg:height="0.53cm" svg:x="2.135cm" svg:y="9.4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9.235cm">
          <text:p text:style-name="P1"/>
        </draw:rect>
        <draw:rect draw:style-name="gr17" draw:text-style-name="P9" draw:layer="layout" svg:width="1cm" svg:height="1cm" svg:x="10.436cm" svg:y="9.235cm">
          <text:p text:style-name="P1"/>
        </draw:rect>
        <draw:rect draw:style-name="gr10" draw:text-style-name="P9" draw:layer="layout" svg:width="1cm" svg:height="1cm" svg:x="11.436cm" svg:y="9.2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235cm">
          <text:p text:style-name="P6"><text:span text:style-name="T2">d0</text:span></text:p>
        </draw:rect>
        <draw:rect draw:style-name="gr10" draw:text-style-name="P9" draw:layer="layout" svg:width="1cm" svg:height="1cm" svg:x="13.436cm" svg:y="9.235cm">
          <text:p text:style-name="P6"><text:span text:style-name="T2">x</text:span></text:p>
        </draw:rect>
        <draw:rect draw:style-name="gr10" draw:text-style-name="P9" draw:layer="layout" svg:width="1cm" svg:height="1cm" svg:x="14.436cm" svg:y="9.235cm">
          <text:p text:style-name="P6"><text:span text:style-name="T2">x</text:span></text:p>
        </draw:rect>
        <draw:rect draw:style-name="gr10" draw:text-style-name="P9" draw:layer="layout" svg:width="1cm" svg:height="1cm" svg:x="15.436cm" svg:y="9.235cm">
          <text:p text:style-name="P6"><text:span text:style-name="T2">x</text:span></text:p>
        </draw:rect>
        <draw:frame draw:style-name="gr50" draw:text-style-name="P18" draw:layer="layout" svg:width="1cm" svg:height="0.5cm" svg:x="10.135cm" svg:y="9.4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0.345cm">
          <draw:text-box>
            <text:p text:style-name="P1"><text:span text:style-name="T2">X : undefined. Put 0</text:span></text:p>
          </draw:text-box>
        </draw:frame>
        <draw:frame draw:style-name="gr52" draw:text-style-name="P3" draw:layer="layout" svg:width="4.701cm" svg:height="0.451cm" svg:x="6.635cm" svg:y="17.8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18.635cm">
          <text:p text:style-name="P6"><text:span text:style-name="T2">60</text:span></text:p>
        </draw:rect>
        <draw:rect draw:style-name="gr11" draw:text-style-name="P13" draw:layer="layout" svg:width="0.5cm" svg:height="1cm" svg:x="7.935cm" svg:y="18.635cm">
          <text:p text:style-name="P6"><text:span text:style-name="T7">0</text:span></text:p>
        </draw:rect>
        <draw:rect draw:style-name="gr10" draw:text-style-name="P11" draw:layer="layout" svg:width="1.5cm" svg:height="1cm" svg:x="6.435cm" svg:y="18.6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18.635cm">
          <text:p text:style-name="P1"/>
        </draw:rect>
        <draw:rect draw:style-name="gr17" draw:text-style-name="P9" draw:layer="layout" svg:width="1cm" svg:height="1cm" svg:x="10.436cm" svg:y="18.635cm">
          <text:p text:style-name="P1"/>
        </draw:rect>
        <draw:rect draw:style-name="gr10" draw:text-style-name="P9" draw:layer="layout" svg:width="1cm" svg:height="1cm" svg:x="11.436cm" svg:y="18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8.635cm">
          <text:p text:style-name="P6"><text:span text:style-name="T2">00</text:span></text:p>
        </draw:rect>
        <draw:rect draw:style-name="gr10" draw:text-style-name="P9" draw:layer="layout" svg:width="1cm" svg:height="1cm" svg:x="13.436cm" svg:y="18.635cm">
          <text:p text:style-name="P6"><text:span text:style-name="T2">00</text:span></text:p>
        </draw:rect>
        <draw:rect draw:style-name="gr10" draw:text-style-name="P9" draw:layer="layout" svg:width="1cm" svg:height="1cm" svg:x="14.436cm" svg:y="18.635cm">
          <text:p text:style-name="P6"><text:span text:style-name="T2">00</text:span></text:p>
        </draw:rect>
        <draw:rect draw:style-name="gr10" draw:text-style-name="P9" draw:layer="layout" svg:width="1cm" svg:height="1cm" svg:x="15.436cm" svg:y="18.635cm">
          <text:p text:style-name="P6"><text:span text:style-name="T2">00</text:span></text:p>
        </draw:rect>
        <draw:frame draw:style-name="gr50" draw:text-style-name="P18" draw:layer="layout" svg:width="1cm" svg:height="0.5cm" svg:x="10.135cm" svg:y="18.8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8.6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1.335cm">
          <text:p text:style-name="P6"><text:span text:style-name="T2">2B</text:span></text:p>
        </draw:rect>
        <draw:rect draw:style-name="gr11" draw:text-style-name="P13" draw:layer="layout" svg:width="0.5cm" svg:height="1cm" svg:x="7.935cm" svg:y="11.335cm">
          <text:p text:style-name="P6"><text:span text:style-name="T7">0</text:span></text:p>
        </draw:rect>
        <draw:rect draw:style-name="gr10" draw:text-style-name="P11" draw:layer="layout" svg:width="1.5cm" svg:height="1cm" svg:x="6.435cm" svg:y="11.3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1.5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11.335cm">
          <text:p text:style-name="P1"/>
        </draw:rect>
        <draw:rect draw:style-name="gr17" draw:text-style-name="P9" draw:layer="layout" svg:width="1cm" svg:height="1cm" svg:x="10.436cm" svg:y="11.335cm">
          <text:p text:style-name="P1"/>
        </draw:rect>
        <draw:rect draw:style-name="gr10" draw:text-style-name="P9" draw:layer="layout" svg:width="1cm" svg:height="1cm" svg:x="11.436cm" svg:y="11.3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335cm">
          <text:p text:style-name="P6"><text:span text:style-name="T2">d1</text:span></text:p>
        </draw:rect>
        <draw:rect draw:style-name="gr10" draw:text-style-name="P9" draw:layer="layout" svg:width="1cm" svg:height="1cm" svg:x="13.436cm" svg:y="11.335cm">
          <text:p text:style-name="P6"><text:span text:style-name="T2">d0</text:span></text:p>
        </draw:rect>
        <draw:rect draw:style-name="gr10" draw:text-style-name="P9" draw:layer="layout" svg:width="1cm" svg:height="1cm" svg:x="14.436cm" svg:y="11.335cm">
          <text:p text:style-name="P6"><text:span text:style-name="T2">x</text:span></text:p>
        </draw:rect>
        <draw:rect draw:style-name="gr10" draw:text-style-name="P9" draw:layer="layout" svg:width="1cm" svg:height="1cm" svg:x="15.436cm" svg:y="11.335cm">
          <text:p text:style-name="P6"><text:span text:style-name="T2">x</text:span></text:p>
        </draw:rect>
        <draw:frame draw:style-name="gr50" draw:text-style-name="P18" draw:layer="layout" svg:width="1cm" svg:height="0.5cm" svg:x="10.135cm" svg:y="11.5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2.4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0.7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3.435cm">
          <text:p text:style-name="P6"><text:span text:style-name="T2">27</text:span></text:p>
        </draw:rect>
        <draw:rect draw:style-name="gr11" draw:text-style-name="P13" draw:layer="layout" svg:width="0.5cm" svg:height="1cm" svg:x="7.935cm" svg:y="13.435cm">
          <text:p text:style-name="P6"><text:span text:style-name="T7">0</text:span></text:p>
        </draw:rect>
        <draw:rect draw:style-name="gr10" draw:text-style-name="P11" draw:layer="layout" svg:width="1.5cm" svg:height="1cm" svg:x="6.435cm" svg:y="13.4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3.6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3.435cm">
          <text:p text:style-name="P1"/>
        </draw:rect>
        <draw:rect draw:style-name="gr17" draw:text-style-name="P9" draw:layer="layout" svg:width="1cm" svg:height="1cm" svg:x="10.436cm" svg:y="13.435cm">
          <text:p text:style-name="P1"/>
        </draw:rect>
        <draw:rect draw:style-name="gr10" draw:text-style-name="P9" draw:layer="layout" svg:width="1cm" svg:height="1cm" svg:x="11.436cm" svg:y="13.4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435cm">
          <text:p text:style-name="P6"><text:span text:style-name="T2">d2</text:span></text:p>
        </draw:rect>
        <draw:rect draw:style-name="gr10" draw:text-style-name="P9" draw:layer="layout" svg:width="1cm" svg:height="1cm" svg:x="13.436cm" svg:y="13.435cm">
          <text:p text:style-name="P6"><text:span text:style-name="T2">d1</text:span></text:p>
        </draw:rect>
        <draw:rect draw:style-name="gr10" draw:text-style-name="P9" draw:layer="layout" svg:width="1cm" svg:height="1cm" svg:x="14.436cm" svg:y="13.435cm">
          <text:p text:style-name="P6"><text:span text:style-name="T2">d0</text:span></text:p>
        </draw:rect>
        <draw:rect draw:style-name="gr10" draw:text-style-name="P9" draw:layer="layout" svg:width="1cm" svg:height="1cm" svg:x="15.436cm" svg:y="13.435cm">
          <text:p text:style-name="P6"><text:span text:style-name="T2">x</text:span></text:p>
        </draw:rect>
        <draw:frame draw:style-name="gr50" draw:text-style-name="P18" draw:layer="layout" svg:width="1cm" svg:height="0.5cm" svg:x="10.135cm" svg:y="13.6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4.5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5.535cm">
          <text:p text:style-name="P6"><text:span text:style-name="T2">23</text:span></text:p>
        </draw:rect>
        <draw:rect draw:style-name="gr11" draw:text-style-name="P13" draw:layer="layout" svg:width="0.5cm" svg:height="1cm" svg:x="7.935cm" svg:y="15.535cm">
          <text:p text:style-name="P6"><text:span text:style-name="T7">0</text:span></text:p>
        </draw:rect>
        <draw:rect draw:style-name="gr10" draw:text-style-name="P11" draw:layer="layout" svg:width="1.5cm" svg:height="1cm" svg:x="6.435cm" svg:y="15.5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5.7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5.535cm">
          <text:p text:style-name="P1"/>
        </draw:rect>
        <draw:rect draw:style-name="gr17" draw:text-style-name="P9" draw:layer="layout" svg:width="1cm" svg:height="1cm" svg:x="10.436cm" svg:y="15.535cm">
          <text:p text:style-name="P1"/>
        </draw:rect>
        <draw:rect draw:style-name="gr10" draw:text-style-name="P9" draw:layer="layout" svg:width="1cm" svg:height="1cm" svg:x="11.436cm" svg:y="15.5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5.535cm">
          <text:p text:style-name="P6"><text:span text:style-name="T2">d3</text:span></text:p>
        </draw:rect>
        <draw:rect draw:style-name="gr10" draw:text-style-name="P9" draw:layer="layout" svg:width="1cm" svg:height="1cm" svg:x="13.436cm" svg:y="15.535cm">
          <text:p text:style-name="P6"><text:span text:style-name="T2">d2</text:span></text:p>
        </draw:rect>
        <draw:rect draw:style-name="gr10" draw:text-style-name="P9" draw:layer="layout" svg:width="1cm" svg:height="1cm" svg:x="14.436cm" svg:y="15.535cm">
          <text:p text:style-name="P6"><text:span text:style-name="T2">d1</text:span></text:p>
        </draw:rect>
        <draw:rect draw:style-name="gr10" draw:text-style-name="P9" draw:layer="layout" svg:width="1cm" svg:height="1cm" svg:x="15.436cm" svg:y="15.535cm">
          <text:p text:style-name="P6"><text:span text:style-name="T2">d0</text:span></text:p>
        </draw:rect>
        <draw:frame draw:style-name="gr50" draw:text-style-name="P18" draw:layer="layout" svg:width="1cm" svg:height="0.5cm" svg:x="10.135cm" svg:y="15.7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14.945cm">
          <draw:text-box>
            <text:p text:style-name="P1"><text:span text:style-name="T2">The client request :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frame draw:style-name="gr56" draw:text-style-name="P3" draw:layer="layout" svg:width="4.566cm" svg:height="0.451cm" svg:x="6.636cm" svg:y="20.2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21.035cm">
          <text:p text:style-name="P6"><text:span text:style-name="T2">80</text:span></text:p>
        </draw:rect>
        <draw:rect draw:style-name="gr11" draw:text-style-name="P13" draw:layer="layout" svg:width="0.5cm" svg:height="1cm" svg:x="7.936cm" svg:y="21.035cm">
          <text:p text:style-name="P6"><text:span text:style-name="T7">0</text:span></text:p>
        </draw:rect>
        <draw:rect draw:style-name="gr10" draw:text-style-name="P11" draw:layer="layout" svg:width="1.5cm" svg:height="1cm" svg:x="6.436cm" svg:y="21.0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21.035cm">
          <text:p text:style-name="P1"/>
        </draw:rect>
        <draw:rect draw:style-name="gr17" draw:text-style-name="P9" draw:layer="layout" svg:width="1cm" svg:height="1cm" svg:x="10.437cm" svg:y="21.035cm">
          <text:p text:style-name="P1"/>
        </draw:rect>
        <draw:rect draw:style-name="gr10" draw:text-style-name="P9" draw:layer="layout" svg:width="1cm" svg:height="1cm" svg:x="11.437cm" svg:y="21.0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21.035cm">
          <text:p text:style-name="P1"/>
        </draw:rect>
        <draw:rect draw:style-name="gr17" draw:text-style-name="P9" draw:layer="layout" svg:width="1cm" svg:height="1cm" svg:x="13.437cm" svg:y="21.035cm">
          <text:p text:style-name="P1"/>
        </draw:rect>
        <draw:rect draw:style-name="gr17" draw:text-style-name="P9" draw:layer="layout" svg:width="1cm" svg:height="1cm" svg:x="14.437cm" svg:y="21.035cm">
          <text:p text:style-name="P1"/>
        </draw:rect>
        <draw:rect draw:style-name="gr17" draw:text-style-name="P9" draw:layer="layout" svg:width="1cm" svg:height="1cm" svg:x="15.437cm" svg:y="21.035cm">
          <text:p text:style-name="P1"/>
        </draw:rect>
        <draw:frame draw:style-name="gr50" draw:text-style-name="P18" draw:layer="layout" svg:width="1cm" svg:height="0.5cm" svg:x="10.136cm" svg:y="21.2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37cm" svg:height="0.451cm" svg:x="12.898cm" svg:y="21.335cm">
          <draw:text-box>
            <text:p text:style-name="P1"><text:span text:style-name="T2">SDO abort code error</text:span></text:p>
          </draw:text-box>
        </draw:frame>
      </draw:page>
      <draw:page draw:name="page6" draw:style-name="dp1" draw:master-page-name="Standard">
        <draw:frame draw:style-name="gr58" draw:text-style-name="P15" draw:layer="layout" svg:width="18.591cm" svg:height="4.762cm" svg:x="1.735cm" svg:y="19.435cm">
          <draw:text-box>
            <text:p text:style-name="P1"><text:span text:style-name="T10">To read the 1 byte data : 0xFD in the object dictionary of node 5, at index 0x1400, subindex 2, sends :</text:span></text:p>
            <text:p text:style-name="P1"><text:span text:style-name="T10"><text:s text:c="4"/></text:span><text:span text:style-name="T10">605 <text:s/>40 00 14 02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F 00 14 02 FD 00 00 00</text:span></text:p>
            <text:p text:style-name="P1"><text:span text:style-name="T10"/></text:p>
            <text:p text:style-name="P1"><text:span text:style-name="T10">To read the 4 bytes data : 0x60120208 in the object dictionary of node 5, at index 0x1603, subindex 1, sends :</text:span></text:p>
            <text:p text:style-name="P1"><text:span text:style-name="T10"><text:s text:c="4"/></text:span><text:span text:style-name="T10">605 <text:s/>40 03 16 01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3 03 16 01 08 02 12 60</text:span></text:p>
          </draw:text-box>
        </draw:frame>
        <draw:frame draw:style-name="gr28" draw:text-style-name="P16" draw:layer="layout" svg:width="1.678cm" svg:height="0.53cm" svg:x="1.435cm" svg:y="18.736cm">
          <draw:text-box>
            <text:p text:style-name="P1"><text:span text:style-name="T11">Examples</text:span></text:p>
          </draw:text-box>
        </draw:frame>
        <draw:frame draw:style-name="gr59" draw:text-style-name="P5" draw:layer="layout" svg:width="7.664cm" svg:height="0.769cm" svg:x="3.087cm" svg:y="1.096cm">
          <draw:text-box>
            <text:p text:style-name="P1"><text:span text:style-name="T4">SDO Upload expedited protocol</text:span></text:p>
          </draw:text-box>
        </draw:frame>
        <draw:frame draw:style-name="gr60" draw:text-style-name="P15" draw:layer="layout" svg:width="14.485cm" svg:height="0.53cm" svg:x="1.635cm" svg:y="3.81cm">
          <draw:text-box>
            <text:p text:style-name="P1"><text:span text:style-name="T10">To </text:span><text:span text:style-name="T11">read</text:span><text:span text:style-name="T10"> the data 0xd0d1... in the server node object dictionary, the client node sends :</text:span></text:p>
          </draw:text-box>
        </draw:frame>
        <draw:frame draw:style-name="gr52" draw:text-style-name="P3" draw:layer="layout" svg:width="4.701cm" svg:height="0.451cm" svg:x="6.635cm" svg:y="9.1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5.135cm">
          <text:p text:style-name="P6"><text:span text:style-name="T2">40</text:span></text:p>
        </draw:rect>
        <draw:rect draw:style-name="gr11" draw:text-style-name="P13" draw:layer="layout" svg:width="0.5cm" svg:height="1cm" svg:x="7.935cm" svg:y="5.135cm">
          <text:p text:style-name="P6"><text:span text:style-name="T7">0</text:span></text:p>
        </draw:rect>
        <draw:rect draw:style-name="gr10" draw:text-style-name="P11" draw:layer="layout" svg:width="1.5cm" svg:height="1cm" svg:x="6.435cm" svg:y="5.135cm">
          <text:p text:style-name="P6"><text:span text:style-name="T6">60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5.135cm">
          <text:p text:style-name="P1"/>
        </draw:rect>
        <draw:rect draw:style-name="gr17" draw:text-style-name="P9" draw:layer="layout" svg:width="1cm" svg:height="1cm" svg:x="10.436cm" svg:y="5.135cm">
          <text:p text:style-name="P1"/>
        </draw:rect>
        <draw:rect draw:style-name="gr10" draw:text-style-name="P9" draw:layer="layout" svg:width="1cm" svg:height="1cm" svg:x="11.436cm" svg:y="5.1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5.135cm">
          <text:p text:style-name="P6"><text:span text:style-name="T2">00</text:span></text:p>
        </draw:rect>
        <draw:rect draw:style-name="gr10" draw:text-style-name="P9" draw:layer="layout" svg:width="1cm" svg:height="1cm" svg:x="13.436cm" svg:y="5.135cm">
          <text:p text:style-name="P6"><text:span text:style-name="T2">00</text:span></text:p>
        </draw:rect>
        <draw:rect draw:style-name="gr10" draw:text-style-name="P9" draw:layer="layout" svg:width="1cm" svg:height="1cm" svg:x="14.436cm" svg:y="5.135cm">
          <text:p text:style-name="P6"><text:span text:style-name="T2">00</text:span></text:p>
        </draw:rect>
        <draw:rect draw:style-name="gr10" draw:text-style-name="P9" draw:layer="layout" svg:width="1cm" svg:height="1cm" svg:x="15.436cm" svg:y="5.135cm">
          <text:p text:style-name="P6"><text:span text:style-name="T2">00</text:span></text:p>
        </draw:rect>
        <draw:frame draw:style-name="gr50" draw:text-style-name="P18" draw:layer="layout" svg:width="1cm" svg:height="0.5cm" svg:x="10.135cm" svg:y="5.3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4.5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9.735cm">
          <text:p text:style-name="P6"><text:span text:style-name="T2">4B</text:span></text:p>
        </draw:rect>
        <draw:rect draw:style-name="gr11" draw:text-style-name="P13" draw:layer="layout" svg:width="0.5cm" svg:height="1cm" svg:x="7.935cm" svg:y="9.735cm">
          <text:p text:style-name="P6"><text:span text:style-name="T7">0</text:span></text:p>
        </draw:rect>
        <draw:rect draw:style-name="gr10" draw:text-style-name="P11" draw:layer="layout" svg:width="1.5cm" svg:height="1cm" svg:x="6.435cm" svg:y="9.7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9.9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9.735cm">
          <text:p text:style-name="P1"/>
        </draw:rect>
        <draw:rect draw:style-name="gr17" draw:text-style-name="P9" draw:layer="layout" svg:width="1cm" svg:height="1cm" svg:x="10.436cm" svg:y="9.735cm">
          <text:p text:style-name="P1"/>
        </draw:rect>
        <draw:rect draw:style-name="gr10" draw:text-style-name="P9" draw:layer="layout" svg:width="1cm" svg:height="1cm" svg:x="11.436cm" svg:y="9.7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735cm">
          <text:p text:style-name="P6"><text:span text:style-name="T2">d1</text:span></text:p>
        </draw:rect>
        <draw:rect draw:style-name="gr10" draw:text-style-name="P9" draw:layer="layout" svg:width="1cm" svg:height="1cm" svg:x="13.436cm" svg:y="9.735cm">
          <text:p text:style-name="P6"><text:span text:style-name="T2">d0</text:span></text:p>
        </draw:rect>
        <draw:rect draw:style-name="gr10" draw:text-style-name="P9" draw:layer="layout" svg:width="1cm" svg:height="1cm" svg:x="14.436cm" svg:y="9.735cm">
          <text:p text:style-name="P6"><text:span text:style-name="T2">x</text:span></text:p>
        </draw:rect>
        <draw:rect draw:style-name="gr10" draw:text-style-name="P9" draw:layer="layout" svg:width="1cm" svg:height="1cm" svg:x="15.436cm" svg:y="9.735cm">
          <text:p text:style-name="P6"><text:span text:style-name="T2">x</text:span></text:p>
        </draw:rect>
        <draw:frame draw:style-name="gr50" draw:text-style-name="P18" draw:layer="layout" svg:width="1cm" svg:height="0.5cm" svg:x="10.135cm" svg:y="9.9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10.845cm">
          <draw:text-box>
            <text:p text:style-name="P1"><text:span text:style-name="T10">X : undefined. Should be 0</text:span></text:p>
          </draw:text-box>
        </draw:frame>
        <draw:rect draw:style-name="gr10" draw:text-style-name="P9" draw:layer="layout" svg:width="1cm" svg:height="1cm" svg:x="8.436cm" svg:y="11.835cm">
          <text:p text:style-name="P6"><text:span text:style-name="T2">47</text:span></text:p>
        </draw:rect>
        <draw:rect draw:style-name="gr11" draw:text-style-name="P13" draw:layer="layout" svg:width="0.5cm" svg:height="1cm" svg:x="7.935cm" svg:y="11.835cm">
          <text:p text:style-name="P6"><text:span text:style-name="T7">0</text:span></text:p>
        </draw:rect>
        <draw:rect draw:style-name="gr10" draw:text-style-name="P11" draw:layer="layout" svg:width="1.5cm" svg:height="1cm" svg:x="6.435cm" svg:y="11.8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2.0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1.835cm">
          <text:p text:style-name="P1"/>
        </draw:rect>
        <draw:rect draw:style-name="gr17" draw:text-style-name="P9" draw:layer="layout" svg:width="1cm" svg:height="1cm" svg:x="10.436cm" svg:y="11.835cm">
          <text:p text:style-name="P1"/>
        </draw:rect>
        <draw:rect draw:style-name="gr10" draw:text-style-name="P9" draw:layer="layout" svg:width="1cm" svg:height="1cm" svg:x="11.436cm" svg:y="11.8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835cm">
          <text:p text:style-name="P6"><text:span text:style-name="T2">d2</text:span></text:p>
        </draw:rect>
        <draw:rect draw:style-name="gr10" draw:text-style-name="P9" draw:layer="layout" svg:width="1cm" svg:height="1cm" svg:x="13.436cm" svg:y="11.835cm">
          <text:p text:style-name="P6"><text:span text:style-name="T2">d1</text:span></text:p>
        </draw:rect>
        <draw:rect draw:style-name="gr10" draw:text-style-name="P9" draw:layer="layout" svg:width="1cm" svg:height="1cm" svg:x="14.436cm" svg:y="11.835cm">
          <text:p text:style-name="P6"><text:span text:style-name="T2">d0</text:span></text:p>
        </draw:rect>
        <draw:rect draw:style-name="gr10" draw:text-style-name="P9" draw:layer="layout" svg:width="1cm" svg:height="1cm" svg:x="15.436cm" svg:y="11.835cm">
          <text:p text:style-name="P6"><text:span text:style-name="T2">x</text:span></text:p>
        </draw:rect>
        <draw:frame draw:style-name="gr50" draw:text-style-name="P18" draw:layer="layout" svg:width="1cm" svg:height="0.5cm" svg:x="10.135cm" svg:y="12.035cm">
          <draw:text-box>
            <text:p text:style-name="P17"><text:span text:style-name="T2">Index</text:span></text:p>
          </draw:text-box>
        </draw:frame>
        <draw:frame draw:style-name="gr62" draw:text-style-name="P15" draw:layer="layout" svg:width="3.653cm" svg:height="0.451cm" svg:x="13.775cm" svg:y="12.945cm">
          <draw:text-box>
            <text:p text:style-name="P1"><text:span text:style-name="T10">X : undefined. Sould be 0</text:span></text:p>
          </draw:text-box>
        </draw:frame>
        <draw:rect draw:style-name="gr10" draw:text-style-name="P9" draw:layer="layout" svg:width="1cm" svg:height="1cm" svg:x="8.436cm" svg:y="13.935cm">
          <text:p text:style-name="P6"><text:span text:style-name="T2">43</text:span></text:p>
        </draw:rect>
        <draw:rect draw:style-name="gr11" draw:text-style-name="P13" draw:layer="layout" svg:width="0.5cm" svg:height="1cm" svg:x="7.935cm" svg:y="13.935cm">
          <text:p text:style-name="P6"><text:span text:style-name="T7">0</text:span></text:p>
        </draw:rect>
        <draw:rect draw:style-name="gr10" draw:text-style-name="P11" draw:layer="layout" svg:width="1.5cm" svg:height="1cm" svg:x="6.435cm" svg:y="13.9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4.1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3.935cm">
          <text:p text:style-name="P1"/>
        </draw:rect>
        <draw:rect draw:style-name="gr17" draw:text-style-name="P9" draw:layer="layout" svg:width="1cm" svg:height="1cm" svg:x="10.436cm" svg:y="13.935cm">
          <text:p text:style-name="P1"/>
        </draw:rect>
        <draw:rect draw:style-name="gr10" draw:text-style-name="P9" draw:layer="layout" svg:width="1cm" svg:height="1cm" svg:x="11.436cm" svg:y="13.9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935cm">
          <text:p text:style-name="P6"><text:span text:style-name="T2">d3</text:span></text:p>
        </draw:rect>
        <draw:rect draw:style-name="gr10" draw:text-style-name="P9" draw:layer="layout" svg:width="1cm" svg:height="1cm" svg:x="13.436cm" svg:y="13.935cm">
          <text:p text:style-name="P6"><text:span text:style-name="T2">d2</text:span></text:p>
        </draw:rect>
        <draw:rect draw:style-name="gr10" draw:text-style-name="P9" draw:layer="layout" svg:width="1cm" svg:height="1cm" svg:x="14.436cm" svg:y="13.935cm">
          <text:p text:style-name="P6"><text:span text:style-name="T2">d1</text:span></text:p>
        </draw:rect>
        <draw:rect draw:style-name="gr10" draw:text-style-name="P9" draw:layer="layout" svg:width="1cm" svg:height="1cm" svg:x="15.436cm" svg:y="13.935cm">
          <text:p text:style-name="P6"><text:span text:style-name="T2">d0</text:span></text:p>
        </draw:rect>
        <draw:frame draw:style-name="gr50" draw:text-style-name="P18" draw:layer="layout" svg:width="1cm" svg:height="0.5cm" svg:x="10.135cm" svg:y="14.135cm">
          <draw:text-box>
            <text:p text:style-name="P17"><text:span text:style-name="T2">Index</text:span></text:p>
          </draw:text-box>
        </draw:frame>
        <draw:frame draw:style-name="gr56" draw:text-style-name="P3" draw:layer="layout" svg:width="4.566cm" svg:height="0.451cm" svg:x="6.636cm" svg:y="16.1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16.935cm">
          <text:p text:style-name="P6"><text:span text:style-name="T2">80</text:span></text:p>
        </draw:rect>
        <draw:rect draw:style-name="gr11" draw:text-style-name="P13" draw:layer="layout" svg:width="0.5cm" svg:height="1cm" svg:x="7.936cm" svg:y="16.935cm">
          <text:p text:style-name="P6"><text:span text:style-name="T7">0</text:span></text:p>
        </draw:rect>
        <draw:rect draw:style-name="gr10" draw:text-style-name="P11" draw:layer="layout" svg:width="1.5cm" svg:height="1cm" svg:x="6.436cm" svg:y="16.9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16.935cm">
          <text:p text:style-name="P1"/>
        </draw:rect>
        <draw:rect draw:style-name="gr17" draw:text-style-name="P9" draw:layer="layout" svg:width="1cm" svg:height="1cm" svg:x="10.437cm" svg:y="16.935cm">
          <text:p text:style-name="P1"/>
        </draw:rect>
        <draw:rect draw:style-name="gr10" draw:text-style-name="P9" draw:layer="layout" svg:width="1cm" svg:height="1cm" svg:x="11.437cm" svg:y="16.9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16.935cm">
          <text:p text:style-name="P1"/>
        </draw:rect>
        <draw:rect draw:style-name="gr17" draw:text-style-name="P9" draw:layer="layout" svg:width="1cm" svg:height="1cm" svg:x="13.437cm" svg:y="16.935cm">
          <text:p text:style-name="P1"/>
        </draw:rect>
        <draw:rect draw:style-name="gr17" draw:text-style-name="P9" draw:layer="layout" svg:width="1cm" svg:height="1cm" svg:x="14.437cm" svg:y="16.935cm">
          <text:p text:style-name="P1"/>
        </draw:rect>
        <draw:rect draw:style-name="gr17" draw:text-style-name="P9" draw:layer="layout" svg:width="1cm" svg:height="1cm" svg:x="15.437cm" svg:y="16.935cm">
          <text:p text:style-name="P1"/>
        </draw:rect>
        <draw:frame draw:style-name="gr50" draw:text-style-name="P18" draw:layer="layout" svg:width="1cm" svg:height="0.5cm" svg:x="10.136cm" svg:y="17.1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37cm" svg:height="0.451cm" svg:x="12.898cm" svg:y="17.235cm">
          <draw:text-box>
            <text:p text:style-name="P1"><text:span text:style-name="T2">SDO abort code error</text:span></text:p>
          </draw:text-box>
        </draw:frame>
        <draw:frame draw:style-name="gr52" draw:text-style-name="P3" draw:layer="layout" svg:width="4.701cm" svg:height="0.451cm" svg:x="6.636cm" svg:y="11.2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01cm" svg:height="0.451cm" svg:x="6.637cm" svg:y="13.3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01cm" svg:height="0.451cm" svg:x="6.635cm" svg:y="7.0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7.635cm">
          <text:p text:style-name="P6"><text:span text:style-name="T2">4F</text:span></text:p>
        </draw:rect>
        <draw:rect draw:style-name="gr11" draw:text-style-name="P13" draw:layer="layout" svg:width="0.5cm" svg:height="1cm" svg:x="7.935cm" svg:y="7.635cm">
          <text:p text:style-name="P6"><text:span text:style-name="T7">0</text:span></text:p>
        </draw:rect>
        <draw:rect draw:style-name="gr10" draw:text-style-name="P11" draw:layer="layout" svg:width="1.5cm" svg:height="1cm" svg:x="6.435cm" svg:y="7.6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49" draw:text-style-name="P15" draw:layer="layout" svg:width="3.486cm" svg:height="0.53cm" svg:x="2.135cm" svg:y="7.8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7.635cm">
          <text:p text:style-name="P1"/>
        </draw:rect>
        <draw:rect draw:style-name="gr17" draw:text-style-name="P9" draw:layer="layout" svg:width="1cm" svg:height="1cm" svg:x="10.436cm" svg:y="7.635cm">
          <text:p text:style-name="P1"/>
        </draw:rect>
        <draw:rect draw:style-name="gr10" draw:text-style-name="P9" draw:layer="layout" svg:width="1cm" svg:height="1cm" svg:x="11.436cm" svg:y="7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7.635cm">
          <text:p text:style-name="P6"><text:span text:style-name="T2">d1</text:span></text:p>
        </draw:rect>
        <draw:rect draw:style-name="gr10" draw:text-style-name="P9" draw:layer="layout" svg:width="1cm" svg:height="1cm" svg:x="13.436cm" svg:y="7.635cm">
          <text:p text:style-name="P6"><text:span text:style-name="T2">x</text:span></text:p>
        </draw:rect>
        <draw:rect draw:style-name="gr10" draw:text-style-name="P9" draw:layer="layout" svg:width="1cm" svg:height="1cm" svg:x="14.436cm" svg:y="7.635cm">
          <text:p text:style-name="P6"><text:span text:style-name="T2">x</text:span></text:p>
        </draw:rect>
        <draw:rect draw:style-name="gr10" draw:text-style-name="P9" draw:layer="layout" svg:width="1cm" svg:height="1cm" svg:x="15.436cm" svg:y="7.635cm">
          <text:p text:style-name="P6"><text:span text:style-name="T2">x</text:span></text:p>
        </draw:rect>
        <draw:frame draw:style-name="gr50" draw:text-style-name="P18" draw:layer="layout" svg:width="1cm" svg:height="0.5cm" svg:x="10.135cm" svg:y="7.8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8.745cm">
          <draw:text-box>
            <text:p text:style-name="P1"><text:span text:style-name="T10">X : undefined. Should be 0</text:span></text:p>
          </draw:text-box>
        </draw:frame>
      </draw:page>
      <draw:page draw:name="page7" draw:style-name="dp1" draw:master-page-name="Standard">
        <draw:frame draw:style-name="gr63" draw:text-style-name="P5" draw:layer="layout" svg:width="5.048cm" svg:height="0.769cm" svg:x="3.087cm" svg:y="1.097cm">
          <draw:text-box>
            <text:p text:style-name="P1"><text:span text:style-name="T4">SDO abort protocol</text:span></text:p>
          </draw:text-box>
        </draw:frame>
        <draw:frame draw:style-name="standard" draw:layer="layout" svg:width="17.349cm" svg:height="13.747cm" svg:x="2.249cm" svg:y="4.33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8" draw:style-name="dp1" draw:master-page-name="Standard">
        <draw:frame draw:style-name="gr64" draw:text-style-name="P5" draw:layer="layout" svg:width="8.731cm" svg:height="0.769cm" svg:x="3.087cm" svg:y="1.096cm">
          <draw:text-box>
            <text:p text:style-name="P1"><text:span text:style-name="T4">How to configure a PDO Transmit ?</text:span></text:p>
          </draw:text-box>
        </draw:frame>
        <draw:frame draw:style-name="gr65" draw:text-style-name="P2" draw:layer="layout" svg:width="10.937cm" svg:height="3.601cm" svg:x="2.546cm" svg:y="3.244cm">
          <draw:text-box>
            <text:p text:style-name="P1"><text:span text:style-name="T2">Example : </text:span></text:p>
            <text:p text:style-name="P1"><text:span text:style-name="T2"/></text:p>
            <text:p text:style-name="P1"><text:span text:style-name="T2">- Configuring the PDO 0x1800 + n </text:span></text:p>
            <text:p text:style-name="P1"><text:span text:style-name="T2">- Its cobId must be 0x387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66" draw:text-style-name="P10" draw:layer="layout" svg:width="16.22cm" svg:height="9.451cm" svg:x="2.635cm" svg:y="6.835cm">
          <draw:text-box>
            <text:p text:style-name="P1"><text:span text:style-name="T2">1 – Index 1800 + n, subindex 01 : write the cobId (4 bytes)</text:span></text:p>
            <text:p text:style-name="P1"><text:span text:style-name="T2">2 – <text:s text:c="26"/>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A00 + n : define the mapping of the nth data.</text:span></text:p>
            <text:p text:style-name="P1"><text:span text:style-name="T2"><text:s text:c="10"/></text:span><text:span text:style-name="T2">Subindex 0 : write the number of data embeded in the PDO (1 byte). For this example, write « 2 »</text:span></text:p>
            <text:p text:style-name="P1"><text:span text:style-name="T2"><text:s text:c="10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08 »</text:span></text:p>
            <text:p text:style-name="P1"><text:span text:style-name="T2"><text:s text:c="10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802 of the node 5 to be transmitted every 3 synchro, </text:span></text:p>
            <text:p text:style-name="P1"><text:span text:style-name="T2">the SDO(s) to send should be (I have not tested) <text:s/>:</text:span></text:p>
            <text:p text:style-name="P1"><text:span text:style-name="T2"><text:s text:c="2"/></text:span><text:span text:style-name="T2">605 <text:s/>23 02 18 01 00 00 07 38</text:span></text:p>
            <text:p text:style-name="P1"><text:span text:style-name="T2"><text:s text:c="2"/></text:span><text:span text:style-name="T2">605 <text:s/>2F 02 18 02 03 00 00 00</text:span></text:p>
            <text:p text:style-name="P1"><text:span text:style-name="T2"><text:s text:c="2"/></text:span><text:span text:style-name="T2">605 <text:s/>2F 02 1A 00 02 00 00 00</text:span></text:p>
            <text:p text:style-name="P1"><text:span text:style-name="T2"><text:s text:c="2"/></text:span><text:span text:style-name="T2">605 <text:s/>23 02 1A 01 08 03 00 60</text:span></text:p>
            <text:p text:style-name="P1"><text:span text:style-name="T2"><text:s text:c="2"/></text:span><text:span text:style-name="T2">605 <text:s/>23 02 1A 02 20 21 10 10</text:span></text:p>
          </draw:text-box>
        </draw:frame>
        <draw:rect draw:style-name="gr17" draw:text-style-name="P9" draw:layer="layout" svg:width="1cm" svg:height="1cm" svg:x="8.437cm" svg:y="17.135cm">
          <text:p text:style-name="P1"/>
        </draw:rect>
        <draw:rect draw:style-name="gr11" draw:text-style-name="P13" draw:layer="layout" svg:width="0.5cm" svg:height="1cm" svg:x="7.936cm" svg:y="17.135cm">
          <text:p text:style-name="P6"><text:span text:style-name="T7">0</text:span></text:p>
        </draw:rect>
        <draw:rect draw:style-name="gr10" draw:text-style-name="P11" draw:layer="layout" svg:width="1.5cm" svg:height="1cm" svg:x="6.436cm" svg:y="17.135cm">
          <text:p text:style-name="P6"><text:span text:style-name="T6">387</text:span></text:p>
        </draw:rect>
        <draw:rect draw:style-name="gr17" draw:text-style-name="P9" draw:layer="layout" svg:width="1cm" svg:height="1cm" svg:x="9.437cm" svg:y="17.135cm">
          <text:p text:style-name="P1"/>
        </draw:rect>
        <draw:rect draw:style-name="gr17" draw:text-style-name="P9" draw:layer="layout" svg:width="1cm" svg:height="1cm" svg:x="10.437cm" svg:y="17.135cm">
          <text:p text:style-name="P1"/>
        </draw:rect>
        <draw:rect draw:style-name="gr10" draw:text-style-name="P9" draw:layer="layout" svg:width="1cm" svg:height="1cm" svg:x="11.437cm" svg:y="17.1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135cm">
          <text:p text:style-name="P1"/>
        </draw:rect>
        <draw:rect draw:style-name="gr17" draw:text-style-name="P9" draw:layer="layout" svg:width="1cm" svg:height="1cm" svg:x="13.437cm" svg:y="17.135cm">
          <text:p text:style-name="P1"/>
        </draw:rect>
        <draw:frame draw:style-name="gr50" draw:text-style-name="P18" draw:layer="layout" svg:width="1cm" svg:height="0.5cm" svg:x="9.036cm" svg:y="17.4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4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7" draw:text-style-name="P3" draw:layer="layout" svg:width="1.615cm" svg:height="0.451cm" svg:x="6.635cm" svg:y="16.624cm">
          <draw:text-box>
            <text:p text:style-name="P1"><text:span text:style-name="T2">The PDO : </text:span></text:p>
          </draw:text-box>
        </draw:frame>
        <draw:frame draw:style-name="gr68" draw:text-style-name="P10" draw:layer="layout" svg:width="7.427cm" svg:height="0.451cm" svg:x="3.035cm" svg:y="18.745cm">
          <draw:text-box>
            <text:p text:style-name="P1"><text:span text:style-name="T2">Note : a PDO may contains less than 8 bytes of data.</text:span></text:p>
          </draw:text-box>
        </draw:frame>
        <draw:frame draw:style-name="gr69" draw:text-style-name="P5" draw:layer="layout" svg:width="10.718cm" svg:height="0.769cm" svg:x="3.087cm" svg:y="20.197cm">
          <draw:text-box>
            <text:p text:style-name="P1"><text:span text:style-name="T4">What is a PDO Transmited « on request » ?</text:span></text:p>
          </draw:text-box>
        </draw:frame>
        <draw:frame draw:style-name="gr70" draw:text-style-name="P3" draw:layer="layout" svg:width="16.804cm" svg:height="0.901cm" svg:x="3.135cm" svg:y="21.335cm">
          <draw:text-box>
            <text:p text:style-name="P1"><text:span text:style-name="T2">It is a PDO which must be transmited when the node is receiving a remote transmit request (rtr) with the same COBID </text:span></text:p>
            <text:p text:style-name="P1"><text:span text:style-name="T2">than the PDO.</text:span></text:p>
          </draw:text-box>
        </draw:frame>
        <draw:rect draw:style-name="gr10" draw:text-style-name="P9" draw:layer="layout" svg:width="1.5cm" svg:height="1cm" svg:x="5.135cm" svg:y="23.835cm">
          <text:p text:style-name="P6"><text:span text:style-name="T2">384</text:span></text:p>
        </draw:rect>
        <draw:rect draw:style-name="gr33" draw:text-style-name="P13" draw:layer="layout" svg:width="0.5cm" svg:height="1cm" svg:x="6.635cm" svg:y="23.835cm">
          <text:p text:style-name="P6"><text:span text:style-name="T7">1</text:span></text:p>
        </draw:rect>
        <draw:frame draw:style-name="gr71" draw:text-style-name="P3" draw:layer="layout" svg:width="1.537cm" svg:height="0.451cm" svg:x="3.135cm" svg:y="22.835cm">
          <draw:text-box>
            <text:p text:style-name="P1"><text:span text:style-name="T2">Example : </text:span></text:p>
          </draw:text-box>
        </draw:frame>
        <draw:frame draw:style-name="gr72" draw:text-style-name="P3" draw:layer="layout" svg:width="2.076cm" svg:height="0.451cm" svg:x="5.135cm" svg:y="23.335cm">
          <draw:text-box>
            <text:p text:style-name="P1"><text:span text:style-name="T2">PDO request : </text:span></text:p>
          </draw:text-box>
        </draw:frame>
        <draw:frame draw:style-name="gr73" draw:text-style-name="P3" draw:layer="layout" svg:width="10.347cm" svg:height="0.451cm" svg:x="5.135cm" svg:y="25.335cm">
          <draw:text-box>
            <text:p text:style-name="P1"><text:span text:style-name="T2">If the PDO with the COBID 384 is « on request », it must be transmited.</text:span></text:p>
          </draw:text-box>
        </draw:frame>
      </draw:page>
      <draw:page draw:name="page9" draw:style-name="dp1" draw:master-page-name="Standard">
        <draw:frame draw:style-name="gr74" draw:text-style-name="P5" draw:layer="layout" svg:width="8.316cm" svg:height="0.769cm" svg:x="3.087cm" svg:y="1.096cm">
          <draw:text-box>
            <text:p text:style-name="P1"><text:span text:style-name="T4">How to configure a PDO Receive ?</text:span></text:p>
          </draw:text-box>
        </draw:frame>
        <draw:frame draw:style-name="gr65" draw:text-style-name="P3" draw:layer="layout" svg:width="10.937cm" svg:height="3.601cm" svg:x="2.546cm" svg:y="3.444cm">
          <draw:text-box>
            <text:p text:style-name="P1"><text:span text:style-name="T2">Example : </text:span></text:p>
            <text:p text:style-name="P1"><text:span text:style-name="T2">- Configuring the PDO 0x1400 + n </text:span></text:p>
            <text:p text:style-name="P1"><text:span text:style-name="T2">- Its cobId must be 0x183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75" draw:text-style-name="P3" draw:layer="layout" svg:width="17.778cm" svg:height="9.451cm" svg:x="2.635cm" svg:y="7.035cm">
          <draw:text-box>
            <text:p text:style-name="P1"><text:span text:style-name="T2">1 – Index 1400 + n, subindex 01 : write the cobId (4 bytes)</text:span></text:p>
            <text:p text:style-name="P1"><text:span text:style-name="T2">2 – Index 1400 + n, 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600 + n : define the mapping.</text:span></text:p>
            <text:p text:style-name="P1"><text:span text:style-name="T2"><text:s text:c="8"/></text:span><text:span text:style-name="T2">Subindex 0 : write the number of data embeded in the PDO (1 byte). For this example, write « 2 »</text:span></text:p>
            <text:p text:style-name="P1"><text:span text:style-name="T2"><text:s text:c="8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08 »</text:span></text:p>
            <text:p text:style-name="P1"><text:span text:style-name="T2"><text:s text:c="9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402 of the node 5 <text:s/>to be received every 3 syncchro, the SDO(s) to send should be (I have not tested) <text:s/>:</text:span></text:p>
            <text:p text:style-name="P1"><text:span text:style-name="T2"><text:s text:c="2"/></text:span><text:span text:style-name="T2">605 <text:s/>23 02 14 01 00 00 07 38</text:span></text:p>
            <text:p text:style-name="P1"><text:span text:style-name="T2"><text:s text:c="2"/></text:span><text:span text:style-name="T2">605 <text:s/>2F 02 14 02 03 00 00 00</text:span></text:p>
            <text:p text:style-name="P1"><text:span text:style-name="T2"><text:s text:c="2"/></text:span><text:span text:style-name="T2">605 <text:s/>2F 02 16 00 02 00 00 00</text:span></text:p>
            <text:p text:style-name="P1"><text:span text:style-name="T2"><text:s text:c="2"/></text:span><text:span text:style-name="T2">605 <text:s/>23 02 16 01 08 03 00 60</text:span></text:p>
            <text:p text:style-name="P1"><text:span text:style-name="T2"><text:s text:c="2"/></text:span><text:span text:style-name="T2">605 <text:s/>23 02 16 02 20 21 10 10</text:span></text:p>
          </draw:text-box>
        </draw:frame>
        <draw:rect draw:style-name="gr17" draw:text-style-name="P9" draw:layer="layout" svg:width="1cm" svg:height="1cm" svg:x="8.437cm" svg:y="17.235cm">
          <text:p text:style-name="P1"/>
        </draw:rect>
        <draw:rect draw:style-name="gr11" draw:text-style-name="P13" draw:layer="layout" svg:width="0.5cm" svg:height="1cm" svg:x="7.936cm" svg:y="17.235cm">
          <text:p text:style-name="P6"><text:span text:style-name="T7">0</text:span></text:p>
        </draw:rect>
        <draw:rect draw:style-name="gr10" draw:text-style-name="P11" draw:layer="layout" svg:width="1.5cm" svg:height="1cm" svg:x="6.436cm" svg:y="17.235cm">
          <text:p text:style-name="P6"><text:span text:style-name="T6">387</text:span></text:p>
        </draw:rect>
        <draw:rect draw:style-name="gr17" draw:text-style-name="P9" draw:layer="layout" svg:width="1cm" svg:height="1cm" svg:x="9.437cm" svg:y="17.235cm">
          <text:p text:style-name="P1"/>
        </draw:rect>
        <draw:rect draw:style-name="gr17" draw:text-style-name="P9" draw:layer="layout" svg:width="1cm" svg:height="1cm" svg:x="10.437cm" svg:y="17.235cm">
          <text:p text:style-name="P1"/>
        </draw:rect>
        <draw:rect draw:style-name="gr10" draw:text-style-name="P9" draw:layer="layout" svg:width="1cm" svg:height="1cm" svg:x="11.437cm" svg:y="17.2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235cm">
          <text:p text:style-name="P1"/>
        </draw:rect>
        <draw:rect draw:style-name="gr17" draw:text-style-name="P9" draw:layer="layout" svg:width="1cm" svg:height="1cm" svg:x="13.437cm" svg:y="17.235cm">
          <text:p text:style-name="P1"/>
        </draw:rect>
        <draw:frame draw:style-name="gr50" draw:text-style-name="P18" draw:layer="layout" svg:width="1cm" svg:height="0.5cm" svg:x="9.036cm" svg:y="17.5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5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7" draw:text-style-name="P3" draw:layer="layout" svg:width="1.615cm" svg:height="0.451cm" svg:x="6.635cm" svg:y="16.724cm">
          <draw:text-box>
            <text:p text:style-name="P1"><text:span text:style-name="T2">The PDO : </text:span></text:p>
          </draw:text-box>
        </draw:frame>
        <draw:frame draw:style-name="gr76" draw:text-style-name="P3" draw:layer="layout" svg:width="17.499cm" svg:height="2.724cm" svg:x="2.825cm" svg:y="23.635cm">
          <draw:text-box>
            <text:p text:style-name="P1"><text:span text:style-name="T5">Important note concerning the PDO receive and transmit :</text:span></text:p>
            <text:p text:style-name="P1"><text:span text:style-name="T2"><text:s text:c="11"/></text:span><text:span text:style-name="T2">- A PDO may contains less than 8 bytes of data.</text:span></text:p>
            <text:p text:style-name="P1"><text:span text:style-name="T2"><text:s text:c="11"/></text:span><text:span text:style-name="T2">- You are not obliged to make the cobId with the node id. Put the value you prefer with this restriction : </text:span></text:p>
            <text:p text:style-name="P1"><text:span text:style-name="T2"><text:s text:c="14"/></text:span><text:span text:style-name="T2">the 4 msb (bit 10 to 7) – the function code - which identifies the messages as a PDO must be choosen in</text:span></text:p>
            <text:p text:style-name="P1"><text:span text:style-name="T2"><text:s text:c="15"/></text:span><text:span text:style-name="T2">this list (binary) : </text:span></text:p>
            <text:p text:style-name="P1"><text:span text:style-name="T2"><text:s text:c="14"/></text:span><text:span text:style-name="T2">0011, 0100, 0101, 0110, 0111, 1000, 1001, 1010. You have a free choice for the bits 6 to 0, the number 0 excluded</text:span></text:p>
            <text:p text:style-name="P1"><text:span text:style-name="T2"><text:tab/></text:span><text:span text:style-name="T2">-&gt; </text:span><text:span text:style-name="T12">The CobId allowed for a PDO are (hexa) : 181 to 57F excluding 200, 280, 300, 380, 400, 480, 500</text:span></text:p>
          </draw:text-box>
        </draw:frame>
        <draw:frame draw:style-name="gr77" draw:text-style-name="P3" draw:layer="layout" svg:width="11.961cm" svg:height="0.779cm" svg:x="3.135cm" svg:y="19.935cm">
          <draw:text-box>
            <text:p text:style-name="P1"><text:span text:style-name="T2">Question : Why do we need to configure a « transmission type » for a PDO receive ?</text:span></text:p>
            <text:p text:style-name="P1"><text:span text:style-name="T2">Answer : <text:s text:c="3"/>I don't know</text:span></text:p>
          </draw:text-box>
        </draw:frame>
      </draw:page>
      <draw:page draw:name="page10" draw:style-name="dp1" draw:master-page-name="Standard">
        <draw:frame draw:style-name="gr78" draw:text-style-name="P5" draw:layer="layout" svg:width="7.762cm" svg:height="0.769cm" svg:x="3.087cm" svg:y="1.096cm">
          <draw:text-box>
            <text:p text:style-name="P1"><text:span text:style-name="T4">How to configure a SDO client ?</text:span></text:p>
          </draw:text-box>
        </draw:frame>
        <draw:frame draw:style-name="gr79" draw:text-style-name="P10" draw:layer="layout" svg:width="17.244cm" svg:height="2.001cm" svg:x="2.635cm" svg:y="9.234cm">
          <draw:text-box>
            <text:p text:style-name="P1"><text:span text:style-name="T2">1 – Index 1280 + n, <text:s/>subindex 01 : write the cobId <text:s/>transmit (4 bytes) : 600 + nsl</text:span></text:p>
            <text:p text:style-name="P1"><text:span text:style-name="T2">2 – <text:s text:c="28"/>subindex 02 : write the cobId <text:s/>receive (4 bytes) : 580 + nsl</text:span></text:p>
            <text:p text:style-name="P1"><text:span text:style-name="T2">3 – <text:s text:c="28"/>subindex 03 : write the slave node id (1 byte) : nsl <text:s text:c="2"/>(Optional) <text:s text:c="60"/></text:span></text:p>
            <text:p text:style-name="P1"><text:span text:style-name="T2"/></text:p>
          </draw:text-box>
        </draw:frame>
        <draw:frame draw:style-name="gr80" draw:text-style-name="P10" draw:layer="layout" svg:width="17.2cm" svg:height="3.4cm" svg:x="2.435cm" svg:y="5.235cm">
          <draw:text-box>
            <text:p text:style-name="P1"><text:span text:style-name="T2">In most of the CANOpen networks, each slave node implements only one SDO server (index 1200), to be able to receive </text:span></text:p>
            <text:p text:style-name="P1"><text:span text:style-name="T2">SDO from a client node. By default, the slave node SDO functionality is well configured. </text:span></text:p>
            <text:p text:style-name="P1"><text:span text:style-name="T2">Usually, a slave node does not implement any SDO client, because it usually not need to send SDO to other nodes.</text:span></text:p>
            <text:p text:style-name="P1"><text:span text:style-name="T2"/></text:p>
            <text:p text:style-name="P1"><text:span text:style-name="T2">The case of the Master node is different if it must configure the slaves nodes.</text:span></text:p>
            <text:p text:style-name="P1"><text:span text:style-name="T2">To send SDO to slaves nodes, it should have several SDO clients (one for each slave).</text:span></text:p>
            <text:p text:style-name="P1"><text:span text:style-name="T2">This entries must be configured at index 1280, 1281, ...</text:span></text:p>
          </draw:text-box>
        </draw:frame>
        <draw:frame draw:style-name="gr81" draw:text-style-name="P3" draw:layer="layout" svg:width="14.819cm" svg:height="0.451cm" svg:x="2.635cm" svg:y="8.39cm">
          <draw:text-box>
            <text:p text:style-name="P1"><text:span text:style-name="T2">Configuring the SDO client defined at index 0x1280 + n to communicate with the node nsl (slave node)</text:span></text:p>
          </draw:text-box>
        </draw:frame>
        <draw:rect draw:style-name="gr10" draw:text-style-name="P9" draw:layer="layout" svg:width="3cm" svg:height="0.5cm" svg:x="4.935cm" svg:y="13.235cm">
          <text:p text:style-name="P6"><text:span text:style-name="T2">600 + ns1</text:span></text:p>
        </draw:rect>
        <draw:frame draw:style-name="gr82" draw:text-style-name="P19" draw:layer="layout" svg:width="2.796cm" svg:height="0.39cm" svg:x="2.635cm" svg:y="12.355cm">
          <draw:text-box>
            <text:p text:style-name="P1"><text:span text:style-name="T12">Index 1280 (client)</text:span></text:p>
          </draw:text-box>
        </draw:frame>
        <draw:frame draw:style-name="gr83" draw:text-style-name="P3" draw:layer="layout" svg:width="1.623cm" svg:height="0.39cm" svg:x="3.007cm" svg:y="13.317cm">
          <draw:text-box>
            <text:p text:style-name="P1"><text:span text:style-name="T2">SubIndex 1</text:span></text:p>
          </draw:text-box>
        </draw:frame>
        <draw:frame draw:style-name="gr84" draw:text-style-name="P3" draw:layer="layout" svg:width="3.253cm" svg:height="0.39cm" svg:x="5.204cm" svg:y="12.8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14.635cm">
          <text:p text:style-name="P6"><text:span text:style-name="T2">580 + ns1</text:span></text:p>
        </draw:rect>
        <draw:frame draw:style-name="gr85" draw:text-style-name="P3" draw:layer="layout" svg:width="1.628cm" svg:height="0.39cm" svg:x="3.007cm" svg:y="14.717cm">
          <draw:text-box>
            <text:p text:style-name="P1"><text:span text:style-name="T2">SubIndex 2</text:span></text:p>
          </draw:text-box>
        </draw:frame>
        <draw:frame draw:style-name="gr86" draw:text-style-name="P3" draw:layer="layout" svg:width="2.961cm" svg:height="0.39cm" svg:x="5.204cm" svg:y="14.2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4.935cm" svg:y="18.835cm">
          <text:p text:style-name="P6"><text:span text:style-name="T2">600 + ns2</text:span></text:p>
        </draw:rect>
        <draw:frame draw:style-name="gr87" draw:text-style-name="P19" draw:layer="layout" svg:width="2.792cm" svg:height="0.39cm" svg:x="2.635cm" svg:y="17.955cm">
          <draw:text-box>
            <text:p text:style-name="P1"><text:span text:style-name="T12">Index 1281 (client)</text:span></text:p>
          </draw:text-box>
        </draw:frame>
        <draw:frame draw:style-name="gr83" draw:text-style-name="P3" draw:layer="layout" svg:width="1.623cm" svg:height="0.39cm" svg:x="3.007cm" svg:y="18.917cm">
          <draw:text-box>
            <text:p text:style-name="P1"><text:span text:style-name="T2">SubIndex 1</text:span></text:p>
          </draw:text-box>
        </draw:frame>
        <draw:frame draw:style-name="gr84" draw:text-style-name="P3" draw:layer="layout" svg:width="3.253cm" svg:height="0.39cm" svg:x="5.204cm" svg:y="18.4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20.235cm">
          <text:p text:style-name="P6"><text:span text:style-name="T2">580 + ns2</text:span></text:p>
        </draw:rect>
        <draw:frame draw:style-name="gr85" draw:text-style-name="P3" draw:layer="layout" svg:width="1.628cm" svg:height="0.39cm" svg:x="3.007cm" svg:y="20.317cm">
          <draw:text-box>
            <text:p text:style-name="P1"><text:span text:style-name="T2">SubIndex 2</text:span></text:p>
          </draw:text-box>
        </draw:frame>
        <draw:frame draw:style-name="gr86" draw:text-style-name="P3" draw:layer="layout" svg:width="2.961cm" svg:height="0.39cm" svg:x="5.204cm" svg:y="19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3.235cm">
          <text:p text:style-name="P6"><text:span text:style-name="T2">600 + ns1</text:span></text:p>
        </draw:rect>
        <draw:frame draw:style-name="gr88" draw:text-style-name="P19" draw:layer="layout" svg:width="2.915cm" svg:height="0.39cm" svg:x="16.135cm" svg:y="12.355cm">
          <draw:text-box>
            <text:p text:style-name="P1"><text:span text:style-name="T12">Index 1200 (server)</text:span></text:p>
          </draw:text-box>
        </draw:frame>
        <draw:frame draw:style-name="gr83" draw:text-style-name="P3" draw:layer="layout" svg:width="1.623cm" svg:height="0.39cm" svg:x="16.207cm" svg:y="13.317cm">
          <draw:text-box>
            <text:p text:style-name="P1"><text:span text:style-name="T2">SubIndex 1</text:span></text:p>
          </draw:text-box>
        </draw:frame>
        <draw:frame draw:style-name="gr86" draw:text-style-name="P3" draw:layer="layout" svg:width="2.961cm" svg:height="0.39cm" svg:x="12.704cm" svg:y="12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4.635cm">
          <text:p text:style-name="P6"><text:span text:style-name="T2">580 + ns1</text:span></text:p>
        </draw:rect>
        <draw:frame draw:style-name="gr85" draw:text-style-name="P3" draw:layer="layout" svg:width="1.628cm" svg:height="0.39cm" svg:x="16.207cm" svg:y="14.717cm">
          <draw:text-box>
            <text:p text:style-name="P1"><text:span text:style-name="T2">SubIndex 2</text:span></text:p>
          </draw:text-box>
        </draw:frame>
        <draw:frame draw:style-name="gr84" draw:text-style-name="P3" draw:layer="layout" svg:width="3.253cm" svg:height="0.39cm" svg:x="12.704cm" svg:y="14.2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12.835cm" svg:y="18.835cm">
          <text:p text:style-name="P6"><text:span text:style-name="T2">600 + ns2</text:span></text:p>
        </draw:rect>
        <draw:frame draw:style-name="gr88" draw:text-style-name="P19" draw:layer="layout" svg:width="2.915cm" svg:height="0.39cm" svg:x="16.135cm" svg:y="17.955cm">
          <draw:text-box>
            <text:p text:style-name="P1"><text:span text:style-name="T12">Index 1200 (server)</text:span></text:p>
          </draw:text-box>
        </draw:frame>
        <draw:frame draw:style-name="gr83" draw:text-style-name="P3" draw:layer="layout" svg:width="1.623cm" svg:height="0.39cm" svg:x="16.207cm" svg:y="18.917cm">
          <draw:text-box>
            <text:p text:style-name="P1"><text:span text:style-name="T2">SubIndex 1</text:span></text:p>
          </draw:text-box>
        </draw:frame>
        <draw:frame draw:style-name="gr86" draw:text-style-name="P3" draw:layer="layout" svg:width="2.961cm" svg:height="0.39cm" svg:x="12.704cm" svg:y="18.4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20.235cm">
          <text:p text:style-name="P6"><text:span text:style-name="T2">580 + ns2</text:span></text:p>
        </draw:rect>
        <draw:frame draw:style-name="gr85" draw:text-style-name="P3" draw:layer="layout" svg:width="1.628cm" svg:height="0.39cm" svg:x="16.207cm" svg:y="20.317cm">
          <draw:text-box>
            <text:p text:style-name="P1"><text:span text:style-name="T2">SubIndex 2</text:span></text:p>
          </draw:text-box>
        </draw:frame>
        <draw:frame draw:style-name="gr84" draw:text-style-name="P3" draw:layer="layout" svg:width="3.253cm" svg:height="0.39cm" svg:x="12.704cm" svg:y="19.835cm">
          <draw:text-box>
            <text:p text:style-name="P1"><text:span text:style-name="T2">CobId SDO transmited</text:span></text:p>
          </draw:text-box>
        </draw:frame>
        <draw:frame draw:style-name="gr89" draw:text-style-name="P2" draw:layer="layout" svg:width="2.106cm" svg:height="0.471cm" svg:x="4.089cm" svg:y="11.435cm">
          <draw:text-box>
            <text:p text:style-name="P1"><text:span text:style-name="T1">Master node</text:span></text:p>
          </draw:text-box>
        </draw:frame>
        <draw:frame draw:style-name="gr90" draw:text-style-name="P2" draw:layer="layout" svg:width="4.468cm" svg:height="0.471cm" svg:x="13.089cm" svg:y="11.436cm">
          <draw:text-box>
            <text:p text:style-name="P1"><text:span text:style-name="T1">Slave node. Node id = ns1</text:span></text:p>
          </draw:text-box>
        </draw:frame>
        <draw:frame draw:style-name="gr91" draw:text-style-name="P2" draw:layer="layout" svg:width="4.464cm" svg:height="0.471cm" svg:x="13.089cm" svg:y="17.037cm">
          <draw:text-box>
            <text:p text:style-name="P1"><text:span text:style-name="T1">Slave node. Node id = ns2</text:span></text:p>
          </draw:text-box>
        </draw:frame>
        <draw:frame draw:style-name="gr92" draw:text-style-name="P19" draw:layer="layout" svg:width="1.23cm" svg:height="0.39cm" svg:x="2.636cm" svg:y="21.855cm">
          <draw:text-box>
            <text:p text:style-name="P1"><text:span text:style-name="T12">Index ...</text:span></text:p>
          </draw:text-box>
        </draw:frame>
        <draw:rect draw:style-name="gr17" draw:text-style-name="P7" draw:layer="layout" svg:width="7.5cm" svg:height="12cm" svg:x="1.635cm" svg:y="11.135cm">
          <text:p text:style-name="P1"/>
        </draw:rect>
        <draw:rect draw:style-name="gr17" draw:text-style-name="P7" draw:layer="layout" svg:width="7cm" svg:height="4.5cm" svg:x="12.135cm" svg:y="11.135cm">
          <text:p text:style-name="P1"/>
        </draw:rect>
        <draw:rect draw:style-name="gr17" draw:text-style-name="P7" draw:layer="layout" svg:width="7cm" svg:height="4.5cm" svg:x="12.135cm" svg:y="16.835cm">
          <text:p text:style-name="P1"/>
        </draw:rect>
        <draw:line draw:style-name="gr93" draw:text-style-name="P7" draw:layer="layout" svg:x1="8.135cm" svg:y1="13.435cm" svg:x2="12.635cm" svg:y2="13.435cm">
          <text:p text:style-name="P1"/>
        </draw:line>
        <draw:line draw:style-name="gr93" draw:text-style-name="P7" draw:layer="layout" svg:x1="8.135cm" svg:y1="19.035cm" svg:x2="12.635cm" svg:y2="19.035cm">
          <text:p text:style-name="P1"/>
        </draw:line>
        <draw:line draw:style-name="gr94" draw:text-style-name="P7" draw:layer="layout" svg:x1="8.135cm" svg:y1="14.835cm" svg:x2="12.635cm" svg:y2="14.835cm">
          <text:p text:style-name="P1"/>
        </draw:line>
        <draw:line draw:style-name="gr94" draw:text-style-name="P7" draw:layer="layout" svg:x1="8.135cm" svg:y1="20.435cm" svg:x2="12.635cm" svg:y2="20.435cm">
          <text:p text:style-name="P1"/>
        </draw:line>
      </draw:page>
      <draw:page draw:name="page11" draw:style-name="dp1" draw:master-page-name="Standard">
        <office:forms form:automatic-focus="false" form:apply-design-mode="false"/>
        <draw:frame draw:style-name="gr95" draw:text-style-name="P5" draw:layer="layout" svg:width="10.865cm" svg:height="0.769cm" svg:x="3.087cm" svg:y="1.096cm">
          <draw:text-box>
            <text:p text:style-name="P1"><text:span text:style-name="T4">How to configure a node to send the SYNC ? </text:span></text:p>
          </draw:text-box>
        </draw:frame>
        <draw:frame draw:style-name="gr96" draw:text-style-name="P10" draw:layer="layout" svg:width="15.657cm" svg:height="4.051cm" svg:x="2.178cm" svg:y="4.835cm">
          <draw:text-box>
            <text:p text:style-name="P1"><text:span text:style-name="T2">1 – Index 1006, subindex 00 : write the period in microseconds. (4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SYNC every 10(dec) ms (1000 micro), write the value : 0x 2710 <text:s/></text:span></text:p>
            <text:p text:style-name="P1"><text:span text:style-name="T2">The SDO should be if <text:s/>it is the node 9: 609 <text:s/>23 06 10 00 10 27 00 00 </text:span></text:p>
            <text:p text:style-name="P1"><text:span text:style-name="T2">To stop, write 0.</text:span></text:p>
            <text:p text:style-name="P1"><text:span text:style-name="T2">To start, write 0x40000080 at index 0x1005, subindex 0</text:span></text:p>
            <text:p text:style-name="P1"><text:span text:style-name="T2"/></text:p>
            <text:p text:style-name="P1"><text:span text:style-name="T2">Note that the node must be in operational mode to send the SYNC <text:s text:c="60"/></text:span></text:p>
            <text:p text:style-name="P1"><text:span text:style-name="T2"/></text:p>
          </draw:text-box>
        </draw:frame>
        <draw:frame draw:style-name="gr97" draw:text-style-name="P10" draw:layer="layout" svg:width="15.5cm" svg:height="1.057cm" svg:x="2.135cm" svg:y="3.578cm">
          <draw:text-box>
            <text:p text:style-name="P1"><text:span text:style-name="T2">One node can send cyclically the SYNC signal. <text:s/>This may be done by the master or by a slave node.</text:span></text:p>
          </draw:text-box>
        </draw:frame>
        <draw:frame draw:style-name="gr98" draw:text-style-name="P5" draw:layer="layout" svg:width="7.012cm" svg:height="0.769cm" svg:x="3.088cm" svg:y="10.797cm">
          <draw:text-box>
            <text:p text:style-name="P1"><text:span text:style-name="T4">What is the SYNC message ?</text:span></text:p>
          </draw:text-box>
        </draw:frame>
        <draw:rect draw:style-name="gr10" draw:text-style-name="P9" draw:layer="layout" svg:width="1.5cm" svg:height="1cm" svg:x="4.535cm" svg:y="12.235cm">
          <text:p text:style-name="P6"><text:span text:style-name="T2">80</text:span></text:p>
        </draw:rect>
        <draw:rect draw:style-name="gr99" draw:text-style-name="P13" draw:layer="layout" svg:width="0.5cm" svg:height="1cm" svg:x="6.035cm" svg:y="12.235cm">
          <text:p text:style-name="P6"><text:span text:style-name="T7">0</text:span></text:p>
        </draw:rect>
        <draw:frame draw:style-name="gr100" draw:text-style-name="P3" draw:layer="layout" svg:width="5.247cm" svg:height="0.451cm" svg:x="3.635cm" svg:y="13.735cm">
          <draw:text-box>
            <text:p text:style-name="P1"><text:span text:style-name="T2">The SYNC is used only for the PDO.</text:span></text:p>
          </draw:text-box>
        </draw:frame>
      </draw:page>
      <draw:page draw:name="page12" draw:style-name="dp1" draw:master-page-name="Standard">
        <draw:frame draw:style-name="gr101" draw:text-style-name="P5" draw:layer="layout" svg:width="11.326cm" svg:height="0.769cm" svg:x="3.087cm" svg:y="1.096cm">
          <draw:text-box>
            <text:p text:style-name="P1"><text:span text:style-name="T4">How to configure a node to send its heartbeat ?</text:span></text:p>
          </draw:text-box>
        </draw:frame>
        <draw:frame draw:style-name="gr102" draw:text-style-name="P10" draw:layer="layout" svg:width="15.657cm" svg:height="3.601cm" svg:x="2.635cm" svg:y="3.534cm">
          <draw:text-box>
            <text:p text:style-name="P1"><text:span text:style-name="T2">To send its heartbeat every n milliseconds : </text:span></text:p>
            <text:p text:style-name="P1"><text:span text:style-name="T2">1 – Index 1017 <text:s/>– subindex 00 : write « n ». (2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heartbeat <text:s/>every 100 ms, write the value : 0x 64 <text:s/></text:span></text:p>
            <text:p text:style-name="P1"><text:span text:style-name="T2">The SDO should be, if <text:s/>it is the node 9 : 609 <text:s/>2B 17 10 00 64 00 00 00 </text:span></text:p>
            <text:p text:style-name="P1"><text:span text:style-name="T2">To stop, write 0. <text:s text:c="59"/></text:span></text:p>
            <text:p text:style-name="P1"><text:span text:style-name="T2"/></text:p>
          </draw:text-box>
        </draw:frame>
        <draw:frame draw:style-name="gr103" draw:text-style-name="P5" draw:layer="layout" svg:width="16.542cm" svg:height="0.769cm" svg:x="3.088cm" svg:y="9.597cm">
          <draw:text-box>
            <text:p text:style-name="P1"><text:span text:style-name="T4">How to configure a node to monitor the heartbeats of several nodes ?</text:span></text:p>
          </draw:text-box>
        </draw:frame>
        <draw:frame draw:style-name="gr104" draw:text-style-name="P10" draw:layer="layout" svg:width="15.657cm" svg:height="10.351cm" svg:x="2.635cm" svg:y="11.635cm">
          <draw:text-box>
            <text:p text:style-name="P1"><text:span text:style-name="T2">Example :</text:span></text:p>
            <text:p text:style-name="P1"><text:span text:style-name="T2">The node is expecting 2 hearteats from the nodes :</text:span></text:p>
            <text:p text:style-name="P1"><text:span text:style-name="T2"><text:s text:c="7"/></text:span><text:span text:style-name="T2">« nodeid1 », at least every n1 milliseconds</text:span></text:p>
            <text:p text:style-name="P1"><text:span text:style-name="T2"><text:s text:c="7"/></text:span><text:span text:style-name="T2">« nodeid2 », atleast <text:s/>every n2 milliseconds</text:span></text:p>
            <text:p text:style-name="P1"><text:span text:style-name="T2"/></text:p>
            <text:p text:style-name="P1"><text:span text:style-name="T2">1 – Index 1016, <text:s text:c="6"/>subindex 00 : Number of heartbeats monitored. (4 bytes). For this ex, the value is « 2 ».</text:span></text:p>
            <text:p text:style-name="P1"><text:span text:style-name="T2">2 - <text:s text:c="27"/>subindex 01 (4 bytes) : values for node 1 : 00 – nodeid1 (1 byte) – n1 (2 bytes) </text:span></text:p>
            <text:p text:style-name="P1"><text:span text:style-name="T2">3 - <text:s text:c="27"/>subindex 02 (4 bytes) : values for node 2 : 00 – nodeid2 (1 byte) – n2 (2 bytes) </text:span></text:p>
            <text:p text:style-name="P1"><text:span text:style-name="T2"/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configure the node 9 to expect heartbeats from </text:span></text:p>
            <text:p text:style-name="P1"><text:span text:style-name="T2"><text:s text:c="10"/></text:span><text:span text:style-name="T2">node 2 : at least every 100(dec) ms = 0x64</text:span></text:p>
            <text:p text:style-name="P1"><text:span text:style-name="T2"><text:s text:c="10"/></text:span><text:span text:style-name="T2">node 3 : at least every 400(dec) ms = 0x190</text:span></text:p>
            <text:p text:style-name="P1"><text:span text:style-name="T2"><text:s text:c="10"/></text:span><text:span text:style-name="T2">node 7 : at leats every 4000(dec) ms = 0xFA0</text:span></text:p>
            <text:p text:style-name="P1"><text:span text:style-name="T2">The SDO should be: </text:span></text:p>
            <text:p text:style-name="P1"><text:span text:style-name="T2"><text:s text:c="4"/></text:span><text:span text:style-name="T2">609 <text:s/>2B 16 10 00 03 00 00 00 // 3 entries</text:span></text:p>
            <text:p text:style-name="P1"><text:span text:style-name="T2"><text:s text:c="4"/></text:span><text:span text:style-name="T2">609 <text:s/>2B 16 10 01 64 00 02 00 // The data to write is 0x00020064 </text:span></text:p>
            <text:p text:style-name="P1"><text:span text:style-name="T2"><text:s text:c="4"/></text:span><text:span text:style-name="T2">609 <text:s/>2B 16 10 02 90 01 03 00 // The data to write is 0x00030190</text:span></text:p>
            <text:p text:style-name="P1"><text:span text:style-name="T2"><text:s text:c="4"/></text:span><text:span text:style-name="T2">609 <text:s/>2B 16 10 03 A0 0F 07 00 // The data to write is 0x00070FA0</text:span></text:p>
            <text:p text:style-name="P1"><text:span text:style-name="T2"/></text:p>
            <text:p text:style-name="P1"><text:span text:style-name="T2">To stop, write 0. <text:s text:c="2"/>at subindex 01 , ..., <text:s text:c="56"/></text:span></text:p>
            <text:p text:style-name="P1"><text:span text:style-name="T2"/></text:p>
          </draw:text-box>
        </draw:frame>
      </draw:page>
      <draw:page draw:name="page13" draw:style-name="dp1" draw:master-page-name="Standard">
        <draw:frame draw:style-name="gr101" draw:text-style-name="P5" draw:layer="layout" svg:width="11.313cm" svg:height="0.769cm" svg:x="3.087cm" svg:y="1.096cm">
          <draw:text-box>
            <text:p text:style-name="P1"><text:span text:style-name="T4">What is this message ?</text:span></text:p>
          </draw:text-box>
        </draw:frame>
        <draw:frame draw:style-name="standard" draw:layer="layout" svg:width="12.496cm" svg:height="3.682cm" svg:x="2.598cm" svg:y="3.4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5" draw:text-style-name="P3" draw:layer="layout" svg:width="6.754cm" svg:height="0.39cm" svg:x="1.612cm" svg:y="7.635cm">
          <draw:text-box>
            <text:p text:style-name="P1"><text:span text:style-name="T2">* excluded : 200, 280, 300, 380, 400, 480, 50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  <draw:frame draw:style-name="gr1" draw:text-style-name="P2" draw:layer="backgroundobjects" svg:width="8cm" svg:height="0.901cm" svg:x="1.135cm" svg:y="28.035cm">
        <draw:text-box>
          <text:p text:style-name="P1"><text:span text:style-name="T1">LIVIC – 14, route de la Minière. 78000 Versailles Satory. France <text:s text:c="5"/></text:span><text:span text:style-name="T1"><text:line-break/></text:span><text:span text:style-name="T1"><text:a xlink:href="http://www.inrets.fr/ur/livic">http://www.inrets.fr/ur/livic</text:a></text:span></text:p>
        </draw:text-box>
      </draw:frame>
      <draw:frame draw:style-name="gr2" draw:layer="backgroundobjects" svg:width="1.738cm" svg:height="0.471cm" svg:x="10.135cm" svg:y="28.135cm">
        <draw:text-box>
          <text:p text:style-name="P1"><text:span text:style-name="T2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Francis DUPIN</meta:initial-creator>
    <meta:creation-date>2005-03-15T09:11:43</meta:creation-date>
    <dc:creator>Francis DUPIN</dc:creator>
    <dc:date>2005-11-25T13:13:45</dc:date>
    <meta:printed-by>Francis DUPIN</meta:printed-by>
    <meta:print-date>2005-03-18T09:38:16</meta:print-date>
    <dc:language>fr-FR</dc:language>
    <meta:editing-cycles>90</meta:editing-cycles>
    <meta:editing-duration>PT15H19M41S</meta:editing-duration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6.4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obId (hex)</text:p>
          </table:table-cell>
          <table:table-cell table:style-name="ce3" office:value-type="string">
            <text:p>Protoc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M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81 - FF</text:p>
          </table:table-cell>
          <table:table-cell office:value-type="string">
            <text:p>EMERGENC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IME STAMP</text:p>
          </table:table-cell>
        </table:table-row>
        <table:table-row table:style-name="ro1">
          <table:table-cell office:value-type="string">
            <text:p>181 – 57F</text:p>
          </table:table-cell>
          <table:table-cell office:value-type="string">
            <text:p>PDO*</text:p>
          </table:table-cell>
        </table:table-row>
        <table:table-row table:style-name="ro1">
          <table:table-cell office:value-type="string">
            <text:p>581 – 5FF</text:p>
          </table:table-cell>
          <table:table-cell office:value-type="string">
            <text:p>SDO response (server -&gt; client)</text:p>
          </table:table-cell>
        </table:table-row>
        <table:table-row table:style-name="ro1">
          <table:table-cell office:value-type="string">
            <text:p>601 – 67F</text:p>
          </table:table-cell>
          <table:table-cell office:value-type="string">
            <text:p>SDO request (client-&gt;server)</text:p>
          </table:table-cell>
        </table:table-row>
        <table:table-row table:style-name="ro1">
          <table:table-cell office:value-type="string">
            <text:p>701 – 77F</text:p>
          </table:table-cell>
          <table:table-cell office:value-type="string">
            <text:p>NMT error control</text:p>
          </table:table-cell>
        </table:table-row>
        <table:table-row table:style-name="ro1" table:number-rows-repeated="31990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bort code (hexa)</text:p>
          </table:table-cell>
          <table:table-cell/>
        </table:table-row>
        <table:table-row table:style-name="ro1">
          <table:table-cell office:value-type="string">
            <text:p>0503 0000</text:p>
          </table:table-cell>
          <table:table-cell office:value-type="string">
            <text:p>Toggle bit not alternated</text:p>
          </table:table-cell>
        </table:table-row>
        <table:table-row table:style-name="ro1">
          <table:table-cell office:value-type="string">
            <text:p>0504 0000</text:p>
          </table:table-cell>
          <table:table-cell office:value-type="string">
            <text:p>SDO protocol timed out</text:p>
          </table:table-cell>
        </table:table-row>
        <table:table-row table:style-name="ro1">
          <table:table-cell office:value-type="string">
            <text:p>0504 0001</text:p>
          </table:table-cell>
          <table:table-cell office:value-type="string">
            <text:p>Client/server command specifier not valid or unknown</text:p>
          </table:table-cell>
        </table:table-row>
        <table:table-row table:style-name="ro1">
          <table:table-cell office:value-type="string">
            <text:p>0504 0002</text:p>
          </table:table-cell>
          <table:table-cell office:value-type="string">
            <text:p>Invalid block size (block mode only)</text:p>
          </table:table-cell>
        </table:table-row>
        <table:table-row table:style-name="ro1">
          <table:table-cell office:value-type="string">
            <text:p>0504 0003</text:p>
          </table:table-cell>
          <table:table-cell office:value-type="string">
            <text:p>Invalid sequence number (block mode only)</text:p>
          </table:table-cell>
        </table:table-row>
        <table:table-row table:style-name="ro1">
          <table:table-cell office:value-type="string">
            <text:p>0504 0004</text:p>
          </table:table-cell>
          <table:table-cell office:value-type="string">
            <text:p>CRC error (block mode only)</text:p>
          </table:table-cell>
        </table:table-row>
        <table:table-row table:style-name="ro1">
          <table:table-cell office:value-type="string">
            <text:p>0504 0005</text:p>
          </table:table-cell>
          <table:table-cell office:value-type="string">
            <text:p>Out of memory</text:p>
          </table:table-cell>
        </table:table-row>
        <table:table-row table:style-name="ro1">
          <table:table-cell office:value-type="string">
            <text:p>0601 0000</text:p>
          </table:table-cell>
          <table:table-cell office:value-type="string">
            <text:p>Unsupported access to an object</text:p>
          </table:table-cell>
        </table:table-row>
        <table:table-row table:style-name="ro1">
          <table:table-cell office:value-type="string">
            <text:p>0601 0001</text:p>
          </table:table-cell>
          <table:table-cell office:value-type="string">
            <text:p>Attempt to read a write only object</text:p>
          </table:table-cell>
        </table:table-row>
        <table:table-row table:style-name="ro1">
          <table:table-cell office:value-type="string">
            <text:p>0601 0002</text:p>
          </table:table-cell>
          <table:table-cell office:value-type="string">
            <text:p>Attempt to write a read only object</text:p>
          </table:table-cell>
        </table:table-row>
        <table:table-row table:style-name="ro1">
          <table:table-cell office:value-type="string">
            <text:p>0602 0000</text:p>
          </table:table-cell>
          <table:table-cell office:value-type="string">
            <text:p>Object does not exist in the object dictionary</text:p>
          </table:table-cell>
        </table:table-row>
        <table:table-row table:style-name="ro1">
          <table:table-cell office:value-type="string">
            <text:p>0604 0041</text:p>
          </table:table-cell>
          <table:table-cell office:value-type="string">
            <text:p>Object cannot be mapped to the PDO</text:p>
          </table:table-cell>
        </table:table-row>
        <table:table-row table:style-name="ro1">
          <table:table-cell office:value-type="string">
            <text:p>0604 0042</text:p>
          </table:table-cell>
          <table:table-cell office:value-type="string">
            <text:p>The number and length of the objects to be mapped whould exeed PDO length</text:p>
          </table:table-cell>
        </table:table-row>
        <table:table-row table:style-name="ro1">
          <table:table-cell office:value-type="string">
            <text:p>0604 0043</text:p>
          </table:table-cell>
          <table:table-cell office:value-type="string">
            <text:p>General parameter incompatibility reason</text:p>
          </table:table-cell>
        </table:table-row>
        <table:table-row table:style-name="ro1">
          <table:table-cell office:value-type="string">
            <text:p>0604 0047</text:p>
          </table:table-cell>
          <table:table-cell office:value-type="string">
            <text:p>General internal incompatibility in the device</text:p>
          </table:table-cell>
        </table:table-row>
        <table:table-row table:style-name="ro1">
          <table:table-cell office:value-type="string">
            <text:p>0606 0000</text:p>
          </table:table-cell>
          <table:table-cell office:value-type="string">
            <text:p>Access failed due to a hardware error</text:p>
          </table:table-cell>
        </table:table-row>
        <table:table-row table:style-name="ro1">
          <table:table-cell office:value-type="string">
            <text:p>0607 0010</text:p>
          </table:table-cell>
          <table:table-cell office:value-type="string">
            <text:p>Data type does not match, length of service parameter does not match</text:p>
          </table:table-cell>
        </table:table-row>
        <table:table-row table:style-name="ro1">
          <table:table-cell office:value-type="string">
            <text:p>0607 0012</text:p>
          </table:table-cell>
          <table:table-cell office:value-type="string">
            <text:p>Data type does not match, length of service parameter too hight</text:p>
          </table:table-cell>
        </table:table-row>
        <table:table-row table:style-name="ro1">
          <table:table-cell office:value-type="string">
            <text:p>0607 0013</text:p>
          </table:table-cell>
          <table:table-cell office:value-type="string">
            <text:p>Data type does not match, length of service parameter too low</text:p>
          </table:table-cell>
        </table:table-row>
        <table:table-row table:style-name="ro1">
          <table:table-cell office:value-type="string">
            <text:p>0609 0011</text:p>
          </table:table-cell>
          <table:table-cell office:value-type="string">
            <text:p>Sub-index does not exist.</text:p>
          </table:table-cell>
        </table:table-row>
        <table:table-row table:style-name="ro1">
          <table:table-cell office:value-type="string">
            <text:p>0609 0030</text:p>
          </table:table-cell>
          <table:table-cell office:value-type="string">
            <text:p>Value range of parameter exceeded (only for write access)</text:p>
          </table:table-cell>
        </table:table-row>
        <table:table-row table:style-name="ro1">
          <table:table-cell office:value-type="string">
            <text:p>0609 0031</text:p>
          </table:table-cell>
          <table:table-cell office:value-type="string">
            <text:p>Value of parameter written too hight</text:p>
          </table:table-cell>
        </table:table-row>
        <table:table-row table:style-name="ro1">
          <table:table-cell office:value-type="string">
            <text:p>0609 0032</text:p>
          </table:table-cell>
          <table:table-cell office:value-type="string">
            <text:p>Value of parameter written too low</text:p>
          </table:table-cell>
        </table:table-row>
        <table:table-row table:style-name="ro1">
          <table:table-cell office:value-type="string">
            <text:p>0609 0036</text:p>
          </table:table-cell>
          <table:table-cell office:value-type="string">
            <text:p>Maximum value is less than minimum value</text:p>
          </table:table-cell>
        </table:table-row>
        <table:table-row table:style-name="ro1">
          <table:table-cell office:value-type="string">
            <text:p>0800 0000</text:p>
          </table:table-cell>
          <table:table-cell office:value-type="string">
            <text:p>General error</text:p>
          </table:table-cell>
        </table:table-row>
        <table:table-row table:style-name="ro1">
          <table:table-cell office:value-type="string">
            <text:p>0800 0020</text:p>
          </table:table-cell>
          <table:table-cell office:value-type="string">
            <text:p>Data cannot be transferred or stored to the application</text:p>
          </table:table-cell>
        </table:table-row>
        <table:table-row table:style-name="ro1">
          <table:table-cell office:value-type="string">
            <text:p>0800 0021</text:p>
          </table:table-cell>
          <table:table-cell office:value-type="string">
            <text:p>Data cannot be transferred or stored to the application because of local control</text:p>
          </table:table-cell>
        </table:table-row>
        <table:table-row table:style-name="ro1">
          <table:table-cell office:value-type="string">
            <text:p>0800 0022</text:p>
          </table:table-cell>
          <table:table-cell office:value-type="string">
            <text:p>Data cannot be transferred or stored to the application because ofthe present device state</text:p>
          </table:table-cell>
        </table:table-row>
        <table:table-row table:style-name="ro1">
          <table:table-cell office:value-type="string">
            <text:p>0800 0023</text:p>
          </table:table-cell>
          <table:table-cell office:value-type="string">
            <text:p>Object dictionary dynamic generation fails or no object dictionary is present.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